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spreadsheet" manifest:version="1.2" manifest:full-path="Object 1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styles.xml"/>
  <manifest:file-entry manifest:media-type="text/xml" manifest:full-path="Object 2/content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text/xml" manifest:full-path="Object 3/styles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spreadsheet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tyles.xml"/>
  <manifest:file-entry manifest:media-type="text/xml" manifest:full-path="Object 5/styles.xml"/>
  <manifest:file-entry manifest:media-type="text/xml" manifest:full-path="Object 5/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application/vnd.oasis.opendocument.spreadsheet" manifest:version="1.2" manifest:full-path="Object 5/"/>
  <manifest:file-entry manifest:media-type="text/xml" manifest:full-path="Object 7/styles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settings.xml"/>
  <manifest:file-entry manifest:media-type="text/xml" manifest:full-path="Object 8/style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spreadsheet" manifest:version="1.2" manifest:full-path="Object 8/"/>
  <manifest:file-entry manifest:media-type="text/xml" manifest:full-path="Object 6/settings.xml"/>
  <manifest:file-entry manifest:media-type="text/xml" manifest:full-path="Object 6/content.xml"/>
  <manifest:file-entry manifest:media-type="application/vnd.sun.xml.ui.configuration" manifest:full-path="Object 6/Configurations2/"/>
  <manifest:file-entry manifest:media-type="text/xml" manifest:full-path="Object 6/styles.xml"/>
  <manifest:file-entry manifest:media-type="application/vnd.oasis.opendocument.spreadsheet" manifest:version="1.2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Symmetric_20_Arrow" draw:marker-end-width="0.25cm"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25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1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5.078cm"/>
    </style:style>
    <style:style style:name="gr5" style:family="graphic" style:parent-style-name="standard">
      <style:graphic-properties draw:stroke="dash" draw:stroke-dash="Ultrafine_20_Dashed" draw:marker-end-width="0.25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6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6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4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3.4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6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293cm"/>
    </style:style>
    <style:style style:name="gr12" style:family="graphic" style:parent-style-name="standard">
      <style:graphic-properties draw:stroke="none" draw:fill="non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6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5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2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554cm"/>
    </style:style>
    <style:style style:name="gr17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stroke="none" svg:stroke-color="#000000" draw:marker-start="Symmetric_20_Arrow" draw:marker-end="" draw:fill="none" draw:fill-color="#ffffff" draw:textarea-horizontal-align="left" draw:auto-grow-height="true" draw:auto-grow-width="true" fo:min-height="0.424cm" fo:min-width="5.078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fill="none"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6.048cm"/>
    </style:style>
    <style:style style:name="gr23" style:family="graphic" style:parent-style-name="standard">
      <style:graphic-properties draw:fill="none" draw:textarea-horizontal-align="center" draw:textarea-vertical-align="middle"/>
    </style:style>
    <style:style style:name="gr24" style:family="graphic" style:parent-style-name="standard">
      <style:graphic-properties draw:fill="none" draw:textarea-horizontal-align="center" draw:textarea-vertical-align="middle"/>
    </style:style>
    <style:style style:name="gr25" style:family="graphic" style:parent-style-name="standard">
      <style:graphic-properties draw:fill="solid" draw:fill-color="#c0c0c0" draw:textarea-horizontal-align="center" draw:textarea-vertical-align="middle"/>
    </style:style>
    <style:style style:name="gr26" style:family="graphic" style:parent-style-name="standard">
      <style:graphic-properties draw:fill="solid" draw:fill-color="#e6e6ff" draw:textarea-horizontal-align="center" draw:textarea-vertical-align="middle"/>
    </style:style>
    <style:style style:name="gr27" style:family="graphic" style:parent-style-name="standard">
      <style:graphic-properties draw:stroke="none" draw:fill="none" fo:min-height="0.595cm"/>
    </style:style>
    <style:style style:name="gr28" style:family="graphic" style:parent-style-name="standard">
      <style:graphic-properties draw:stroke="solid" draw:stroke-dash="Ultrafine_20_Dashed" draw:fill="none" draw:textarea-horizontal-align="center" draw:textarea-vertical-align="middle"/>
    </style:style>
    <style:style style:name="gr29" style:family="graphic" style:parent-style-name="standard">
      <style:graphic-properties draw:stroke="solid" draw:stroke-dash="Ultrafine_20_Dashed" draw:fill="hatch" draw:fill-color="#00ffff" draw:fill-hatch-name="Black_20_-45_20_Degrees" draw:textarea-horizontal-align="center" draw:textarea-vertical-align="middle"/>
    </style:style>
    <style:style style:name="gr30" style:family="graphic" style:parent-style-name="objectwithoutfill">
      <style:graphic-properties draw:marker-end="Arrow" draw:fill="none" draw:textarea-horizontal-align="center" draw:textarea-vertical-align="middle"/>
    </style:style>
    <style:style style:name="gr3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3.6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3.723cm"/>
    </style:style>
    <style:style style:name="gr34" style:family="graphic" style:parent-style-name="standard">
      <style:graphic-properties draw:stroke="none" draw:fill="none" draw:textarea-horizontal-align="center" draw:textarea-vertical-align="middle"/>
    </style:style>
    <style:style style:name="gr35" style:family="graphic" style:parent-style-name="standard">
      <style:graphic-properties draw:stroke="none" draw:fill="none" draw:fill-color="#c0c0c0" draw:textarea-horizontal-align="center" draw:textarea-vertical-align="middle"/>
    </style:style>
    <style:style style:name="gr36" style:family="graphic" style:parent-style-name="standard">
      <style:graphic-properties draw:stroke="solid" draw:stroke-dash="Ultrafine_20_Dashed" draw:fill="hatch" draw:fill-color="#00ff00" draw:fill-hatch-name="Black_20_45_20_Degrees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3.905cm"/>
    </style:style>
    <style:style style:name="gr38" style:family="graphic" style:parent-style-name="standard">
      <style:graphic-properties svg:stroke-color="#0066cc" draw:marker-end="Symmetric_20_Arrow" draw:marker-end-width="0.3cm" draw:textarea-horizontal-align="center" draw:textarea-vertical-align="middle"/>
    </style:style>
    <style:style style:name="gr39" style:family="graphic" style:parent-style-name="standard">
      <style:graphic-properties draw:stroke="solid" svg:stroke-color="#0066cc" draw:marker-end="Symmetric_20_Arrow" draw:marker-end-width="0.3cm" draw:textarea-horizontal-align="center" draw:textarea-vertical-align="middle"/>
    </style:style>
    <style:style style:name="gr40" style:family="graphic" style:parent-style-name="standard">
      <style:graphic-properties draw:stroke="none" draw:stroke-dash="Ultrafine_20_Dashed" draw:fill="solid" draw:fill-color="#e6e6ff" draw:textarea-horizontal-align="center" draw:textarea-vertical-align="middle"/>
    </style:style>
    <style:style style:name="gr4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10.669cm" fo:min-width="4.18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503cm"/>
    </style:style>
    <style:style style:name="gr43" style:family="graphic" style:parent-style-name="standard">
      <style:graphic-properties draw:stroke="none" draw:fill="none" fo:min-height="1.693cm"/>
    </style:style>
    <style:style style:name="gr44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 fo:min-height="0cm" fo:min-width="0cm" fo:wrap-option="no-wrap"/>
    </style:style>
    <style:style style:name="gr45" style:family="graphic" style:parent-style-name="standard">
      <style:graphic-properties draw:stroke="dash" draw:stroke-dash="Ultrafine_20_Dashed" draw:fill="solid" draw:fill-color="#ffffff" draw:textarea-horizontal-align="center" draw:textarea-vertical-align="middle" draw:shadow="visible"/>
    </style:style>
    <style:style style:name="gr4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8.884cm" fo:min-width="3.74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314cm"/>
    </style:style>
    <style:style style:name="gr48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13.537cm" fo:min-width="3.593cm"/>
    </style:style>
    <style:style style:name="gr49" style:family="graphic" style:parent-style-name="standard">
      <style:graphic-properties draw:stroke="dash" draw:stroke-dash="Ultrafine_20_Dashed" draw:marker-start="" draw:marker-end="Symmetric_20_Arrow" draw:marker-end-width="0.3cm" draw:textarea-horizontal-align="center" draw:textarea-vertical-align="middle"/>
    </style:style>
    <style:style style:name="gr50" style:family="graphic" style:parent-style-name="standard">
      <style:graphic-properties draw:stroke="dash" draw:stroke-dash="Ultrafine_20_Dashed" svg:stroke-color="#0000ff" draw:marker-end="Symmetric_20_Arrow" draw:marker-end-width="0.3cm" draw:textarea-horizontal-align="center" draw:textarea-vertical-align="middle"/>
    </style:style>
    <style:style style:name="gr51" style:family="graphic" style:parent-style-name="standard">
      <style:graphic-properties draw:stroke="dash" draw:stroke-dash="Ultrafine_20_Dashed" draw:marker-start="" draw:marker-end="Symmetric_20_Arrow" draw:marker-end-width="0.3cm" draw:textarea-horizontal-align="center" draw:textarea-vertical-align="middle"/>
    </style:style>
    <style:style style:name="gr52" style:family="graphic" style:parent-style-name="standard">
      <style:graphic-properties draw:stroke="none" draw:fill="none" fo:min-height="0.425cm"/>
    </style:style>
    <style:style style:name="gr53" style:family="graphic" style:parent-style-name="standard">
      <style:graphic-properties draw:stroke="dash" draw:stroke-dash="Ultrafine_20_Dashed" draw:fill="none" draw:fill-color="#ffff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0pt" style:font-size-asian="10pt"/>
    </style:style>
    <style:style style:name="P5" style:family="paragraph">
      <style:paragraph-properties fo:margin-left="0cm" fo:margin-right="0cm" fo:text-indent="0cm"/>
      <style:text-properties fo:font-size="10pt" style:font-size-asian="1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2pt" style:font-size-asian="12pt"/>
    </style:style>
    <style:style style:name="P9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0pt" style:font-size-asian="10pt" style:font-size-complex="10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style:text-properties fo:color="#0066cc" fo:font-size="10pt" style:font-size-asian="10pt" style:font-size-complex="10pt"/>
    </style:style>
    <style:style style:name="P16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center"/>
      <style:text-properties fo:font-size="9pt" style:font-size-asian="9pt" style:font-size-complex="9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text-properties fo:font-size="13pt" style:font-size-asian="13pt" style:font-size-complex="13pt"/>
    </style:style>
    <style:style style:name="P21" style:family="paragraph">
      <style:paragraph-properties fo:text-align="end"/>
    </style:style>
    <style:style style:name="P22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/>
    </style:style>
    <style:style style:name="T3" style:family="text">
      <style:text-properties fo:font-size="12pt" style:font-size-asian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color="#0066cc" fo:font-size="10pt" style:font-size-asian="10pt" style:font-size-complex="10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line draw:style-name="gr1" draw:text-style-name="P1" draw:layer="layout" svg:x1="18.4cm" svg:y1="10cm" svg:x2="14.081cm" svg:y2="9.992cm">
          <text:p/>
        </draw:line>
        <draw:line draw:style-name="gr2" draw:text-style-name="P1" draw:layer="layout" svg:x1="1.515cm" svg:y1="2.534cm" svg:x2="1.5cm" svg:y2="16.5cm">
          <text:p/>
        </draw:line>
        <draw:frame draw:style-name="gr3" draw:text-style-name="P3" draw:layer="layout" svg:width="2.619cm" svg:height="0.725cm" svg:x="0.347cm" svg:y="16.646cm">
          <draw:text-box>
            <text:p text:style-name="P2"><text:span text:style-name="T1">時間の流れ</text:span></text:p>
          </draw:text-box>
        </draw:frame>
        <draw:line draw:style-name="gr2" draw:text-style-name="P1" draw:layer="layout" svg:x1="8.01cm" svg:y1="5.76cm" svg:x2="13.853cm" svg:y2="5.76cm">
          <text:p/>
        </draw:line>
        <draw:frame draw:style-name="gr4" draw:text-style-name="P4" draw:layer="layout" svg:width="5.65cm" svg:height="0.725cm" svg:x="8.092cm" svg:y="5.257cm">
          <draw:text-box>
            <text:p text:style-name="P2"><text:span text:style-name="T2">トランザクション開始</text:span><text:span text:style-name="T2">(XID=100)</text:span></text:p>
          </draw:text-box>
        </draw:frame>
        <draw:line draw:style-name="gr5" draw:text-style-name="P1" draw:layer="layout" svg:x1="7.985cm" svg:y1="2.77cm" svg:x2="7.93cm" svg:y2="16.487cm">
          <text:p/>
        </draw:line>
        <draw:line draw:style-name="gr5" draw:text-style-name="P1" draw:layer="layout" svg:x1="14.005cm" svg:y1="2.692cm" svg:x2="13.996cm" svg:y2="16.666cm">
          <text:p/>
        </draw:line>
        <draw:line draw:style-name="gr2" draw:text-style-name="P1" draw:layer="layout" svg:x1="8.033cm" svg:y1="8.036cm" svg:x2="10.974cm" svg:y2="8.032cm">
          <text:p/>
        </draw:line>
        <draw:frame draw:style-name="gr6" draw:text-style-name="P5" draw:layer="layout" svg:width="2.134cm" svg:height="0.725cm" svg:x="8.266cm" svg:y="7.318cm">
          <draw:text-box>
            <text:p text:style-name="P2"><text:span text:style-name="T2">UPDATE</text:span></text:p>
          </draw:text-box>
        </draw:frame>
        <draw:line draw:style-name="gr2" draw:text-style-name="P1" draw:layer="layout" svg:x1="8.075cm" svg:y1="11.205cm" svg:x2="13.918cm" svg:y2="11.205cm">
          <text:p/>
        </draw:line>
        <draw:frame draw:style-name="gr7" draw:text-style-name="P5" draw:layer="layout" svg:width="2.157cm" svg:height="0.725cm" svg:x="8.243cm" svg:y="10.555cm">
          <draw:text-box>
            <text:p text:style-name="P2"><text:span text:style-name="T2">コミット</text:span></text:p>
          </draw:text-box>
        </draw:frame>
        <draw:frame draw:style-name="gr8" draw:text-style-name="P7" draw:layer="layout" svg:width="3.957cm" svg:height="1.199cm" svg:x="6.895cm" svg:y="1.368cm">
          <draw:text-box>
            <text:p text:style-name="P6"><text:span text:style-name="T1">ユーザ</text:span><text:span text:style-name="T1">A</text:span><text:span text:style-name="T1">からみた</text:span></text:p>
            <text:p text:style-name="P6"><text:span text:style-name="T1">テーブル</text:span></text:p>
          </draw:text-box>
        </draw:frame>
        <draw:frame draw:style-name="gr9" draw:text-style-name="P7" draw:layer="layout" svg:width="3.935cm" svg:height="1.199cm" svg:x="17.808cm" svg:y="1.398cm">
          <draw:text-box>
            <text:p text:style-name="P6"><text:span text:style-name="T1">ユーザ</text:span><text:span text:style-name="T1">B</text:span><text:span text:style-name="T1">からみた</text:span></text:p>
            <text:p text:style-name="P6"><text:span text:style-name="T1">テーブル</text:span></text:p>
          </draw:text-box>
        </draw:frame>
        <draw:frame draw:style-name="gr10" draw:text-style-name="P8" draw:layer="layout" svg:width="5.159cm" svg:height="0.818cm" svg:x="11.636cm" svg:y="1.404cm">
          <draw:text-box>
            <text:p text:style-name="P6"><text:span text:style-name="T3">物理的なテーブルの状態</text:span></text:p>
          </draw:text-box>
        </draw:frame>
        <draw:frame draw:style-name="gr11" draw:text-style-name="P5" draw:layer="layout" svg:width="1.874cm" svg:height="0.725cm" svg:x="16.1cm" svg:y="9.41cm">
          <draw:text-box>
            <text:p text:style-name="P2"><text:span text:style-name="T2">SELECT</text:span></text:p>
          </draw:text-box>
        </draw:frame>
        <draw:line draw:style-name="gr5" draw:text-style-name="P1" draw:layer="layout" svg:x1="19.345cm" svg:y1="2.836cm" svg:x2="19.335cm" svg:y2="16.666cm">
          <text:p/>
        </draw:line>
        <draw:frame draw:style-name="gr12" draw:layer="layout" svg:width="3.529cm" svg:height="1.806cm" svg:x="6.338cm" svg:y="3.389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2" draw:layer="layout" svg:width="6.685cm" svg:height="1.806cm" svg:x="11.313cm" svg:y="3.37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2" draw:layer="layout" svg:width="6.483cm" svg:height="2.262cm" svg:x="11.187cm" svg:y="6.37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2" draw:layer="layout" svg:width="3.529cm" svg:height="1.806cm" svg:x="6.654cm" svg:y="13.912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2" draw:layer="layout" svg:width="3.529cm" svg:height="1.806cm" svg:x="6.615cm" svg:y="9.224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2" draw:layer="layout" svg:width="3.529cm" svg:height="1.806cm" svg:x="18.426cm" svg:y="9.129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1" draw:text-style-name="P1" draw:layer="layout" svg:x1="18.4cm" svg:y1="14.6cm" svg:x2="13.9cm" svg:y2="14.6cm">
          <text:p/>
        </draw:line>
        <draw:frame draw:style-name="gr12" draw:layer="layout" svg:width="3.529cm" svg:height="1.806cm" svg:x="18.39cm" svg:y="13.85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3" draw:text-style-name="P5" draw:layer="layout" svg:width="2.145cm" svg:height="0.725cm" svg:x="16.2cm" svg:y="13.885cm">
          <draw:text-box>
            <text:p text:style-name="P2"><text:span text:style-name="T2">SELECT</text:span></text:p>
          </draw:text-box>
        </draw:frame>
        <draw:line draw:style-name="gr1" draw:text-style-name="P1" draw:layer="layout" svg:x1="10.26cm" svg:y1="10.002cm" svg:x2="14.047cm" svg:y2="10.02cm">
          <text:p/>
        </draw:line>
        <draw:frame draw:style-name="gr14" draw:text-style-name="P5" draw:layer="layout" svg:width="2.094cm" svg:height="0.725cm" svg:x="10.806cm" svg:y="9.429cm">
          <draw:text-box>
            <text:p text:style-name="P2"><text:span text:style-name="T2">SELECT</text:span></text:p>
          </draw:text-box>
        </draw:frame>
        <draw:line draw:style-name="gr1" draw:text-style-name="P1" draw:layer="layout" svg:x1="10.445cm" svg:y1="14.625cm" svg:x2="13.865cm" svg:y2="14.617cm">
          <text:p/>
        </draw:line>
        <draw:frame draw:style-name="gr15" draw:text-style-name="P5" draw:layer="layout" svg:width="1.874cm" svg:height="0.725cm" svg:x="11.619cm" svg:y="14.088cm">
          <draw:text-box>
            <text:p text:style-name="P2"><text:span text:style-name="T2">SELECT</text:span></text:p>
          </draw:text-box>
        </draw:frame>
        <draw:frame draw:style-name="gr16" draw:text-style-name="P9" draw:layer="layout" svg:width="7.093cm" svg:height="1.267cm" svg:x="18.346cm" svg:y="7.733cm">
          <draw:text-box>
            <text:p text:style-name="P2"><text:span text:style-name="T1">ユーザ</text:span><text:span text:style-name="T1">A</text:span><text:span text:style-name="T1">がまだコミットしていないので、</text:span></text:p>
            <text:p text:style-name="P2"><text:span text:style-name="T1">NOTE</text:span><text:span text:style-name="T1">の値段は</text:span><text:span text:style-name="T1">"120"</text:span></text:p>
          </draw:text-box>
        </draw:frame>
        <draw:frame draw:style-name="gr12" draw:layer="layout" svg:width="6.483cm" svg:height="2.262cm" svg:x="11.188cm" svg:y="11.879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custom-shape draw:style-name="gr17" draw:text-style-name="P11" draw:layer="layout" svg:width="6cm" svg:height="2cm" svg:x="1.8cm" svg:y="5.3cm">
          <text:p text:style-name="P10"><text:span text:style-name="T1">[2] </text:span><text:span text:style-name="T1">更新でも、上書きせずに新たに</text:span></text:p>
          <text:p text:style-name="P10"><text:span text:style-name="T1"><text:s text:c="3"/></text:span><text:span text:style-name="T1">タプルを挿入。空き領域のある</text:span></text:p>
          <text:p text:style-name="P10"><text:span text:style-name="T1"><text:s text:c="3"/></text:span><text:span text:style-name="T1">ブロックを効率的に選ばないと</text:span></text:p>
          <text:p text:style-name="P10"><text:span text:style-name="T1"><text:s text:c="3"/></text:span><text:span text:style-name="T1">データ領域が増加し続ける：</text:span><text:span text:style-name="T1">FSM</text:span></text:p>
          <draw:enhanced-geometry svg:viewBox="0 0 21600 21600" draw:glue-points="10800 0 0 10800 10800 21600 21600 10800 ?f40 ?f41" draw:text-areas="0 0 21600 21600" draw:type="rectangular-callout" draw:modifiers="22093.1178136977 29480.0599700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5" draw:layer="layout" svg:width="5.65cm" svg:height="0.725cm" svg:x="14.493cm" svg:y="5.557cm">
          <draw:text-box>
            <text:p text:style-name="P2"><text:span text:style-name="T2">トランザクション開始</text:span><text:span text:style-name="T2">(XID=101)</text:span></text:p>
          </draw:text-box>
        </draw:frame>
        <draw:line draw:style-name="gr19" draw:text-style-name="P1" draw:layer="layout" svg:x1="19.4cm" svg:y1="6.2cm" svg:x2="13.9cm" svg:y2="6.2cm">
          <text:p/>
        </draw:line>
        <draw:line draw:style-name="gr19" draw:text-style-name="P1" draw:layer="layout" svg:x1="19.4cm" svg:y1="11.7cm" svg:x2="13.9cm" svg:y2="11.7cm">
          <text:p/>
        </draw:line>
        <draw:frame draw:style-name="gr7" draw:text-style-name="P5" draw:layer="layout" svg:width="2.157cm" svg:height="0.725cm" svg:x="15.744cm" svg:y="10.955cm">
          <draw:text-box>
            <text:p text:style-name="P2"><text:span text:style-name="T2">コミット</text:span></text:p>
          </draw:text-box>
        </draw:frame>
        <draw:custom-shape draw:style-name="gr17" draw:text-style-name="P11" draw:layer="layout" svg:width="6cm" svg:height="1.5cm" svg:x="19.9cm" svg:y="12.2cm">
          <text:p text:style-name="P10"><text:span text:style-name="T1">[4] </text:span><text:span text:style-name="T1">不要になったタプル＝ガベージを</text:span></text:p>
          <text:p text:style-name="P10"><text:span text:style-name="T1"><text:s text:c="4"/></text:span><text:span text:style-name="T1">回収する機構が必要</text:span><text:span text:style-name="T1">: VACUUM</text:span></text:p>
          <draw:enhanced-geometry svg:viewBox="0 0 21600 21600" draw:glue-points="10800 0 0 10800 10800 21600 21600 10800 ?f40 ?f41" draw:text-areas="0 0 21600 21600" draw:type="rectangular-callout" draw:modifiers="-14948.3086152308 5079.813457694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1" draw:layer="layout" svg:width="6cm" svg:height="1.5cm" svg:x="19.9cm" svg:y="10.5cm">
          <text:p text:style-name="P10"><text:span text:style-name="T1">[3] XID</text:span><text:span text:style-name="T1">でユーザ毎のテーブルの見え方</text:span></text:p>
          <text:p text:style-name="P10"><text:span text:style-name="T1"><text:s text:c="3"/></text:span><text:span text:style-name="T1">(Consistency</text:span><text:span text:style-name="T1">と</text:span><text:span text:style-name="T1">Isolation)</text:span><text:span text:style-name="T1">を制御</text:span></text:p>
          <draw:enhanced-geometry svg:viewBox="0 0 21600 21600" draw:glue-points="10800 0 0 10800 10800 21600 21600 10800 ?f40 ?f41" draw:text-areas="0 0 21600 21600" draw:type="rectangular-callout" draw:modifiers="-20664.1559740043 -6835.443037974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1" draw:layer="layout" svg:width="4.8cm" svg:height="2cm" svg:x="18.7cm" svg:y="3cm">
          <text:p text:style-name="P10"><text:span text:style-name="T1">[1] </text:span><text:span text:style-name="T1">トランザクション開始。</text:span></text:p>
          <text:p text:style-name="P10"><text:span text:style-name="T1"><text:s text:c="2"/></text:span><text:span text:style-name="T1">ユーザ</text:span><text:span text:style-name="T1">A</text:span><text:span text:style-name="T1">の</text:span><text:span text:style-name="T1">XID</text:span><text:span text:style-name="T1">は</text:span><text:span text:style-name="T1">100</text:span><text:span text:style-name="T1">、</text:span></text:p>
          <text:p text:style-name="P10"><text:span text:style-name="T1"><text:s text:c="2"/></text:span><text:span text:style-name="T1">ユーザ</text:span><text:span text:style-name="T1">B</text:span><text:span text:style-name="T1">の</text:span><text:span text:style-name="T1">XID</text:span><text:span text:style-name="T1">は</text:span><text:span text:style-name="T1">101</text:span></text:p>
          <draw:enhanced-geometry svg:viewBox="0 0 21600 21600" draw:glue-points="10800 0 0 10800 10800 21600 21600 10800 ?f40 ?f41" draw:text-areas="0 0 21600 21600" draw:type="rectangular-callout" draw:modifiers="-21307.5609248073 30127.736131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0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office:forms form:automatic-focus="false" form:apply-design-mode="false"/>
        <draw:custom-shape draw:style-name="gr21" draw:text-style-name="P1" draw:layer="layout" svg:width="1.042cm" svg:height="12.993cm" draw:transform="rotate (1.57725404502698) translate (2.009cm 2.7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frame draw:style-name="gr22" draw:text-style-name="P12" draw:layer="layout" svg:width="6.548cm" svg:height="0.916cm" svg:x="5.899cm" svg:y="1cm">
            <draw:text-box>
              <text:p><text:span text:style-name="T4">HeapTupleHeaderData</text:span></text:p>
            </draw:text-box>
          </draw:frame>
          <draw:g>
            <draw:rect draw:style-name="gr23" draw:text-style-name="P1" draw:layer="layout" svg:width="21.66cm" svg:height="1.736cm" svg:x="2cm" svg:y="2.736cm">
              <text:p/>
            </draw:rect>
            <draw:rect draw:style-name="gr24" draw:text-style-name="P13" draw:layer="layout" svg:width="1.733cm" svg:height="1.736cm" svg:x="2cm" svg:y="2.736cm">
              <text:p text:style-name="P1"><text:span text:style-name="T5">t_xmin</text:span></text:p>
            </draw:rect>
            <draw:rect draw:style-name="gr24" draw:text-style-name="P13" draw:layer="layout" svg:width="1.733cm" svg:height="1.736cm" svg:x="3.733cm" svg:y="2.736cm">
              <text:p text:style-name="P1"><text:span text:style-name="T5">t_xmax</text:span></text:p>
            </draw:rect>
            <draw:rect draw:style-name="gr24" draw:text-style-name="P13" draw:layer="layout" svg:width="1.732cm" svg:height="1.736cm" svg:x="5.466cm" svg:y="2.736cm">
              <text:p text:style-name="P1"><text:span text:style-name="T5">t_cid</text:span></text:p>
              <text:p text:style-name="P1"><text:span text:style-name="T5">t_xvac</text:span></text:p>
            </draw:rect>
            <draw:rect draw:style-name="gr24" draw:text-style-name="P13" draw:layer="layout" svg:width="1.733cm" svg:height="1.736cm" svg:x="7.198cm" svg:y="2.736cm">
              <text:p text:style-name="P1"><text:span text:style-name="T5">t_ctid</text:span></text:p>
            </draw:rect>
            <draw:rect draw:style-name="gr24" draw:text-style-name="P14" draw:layer="layout" svg:width="2.166cm" svg:height="1.736cm" svg:x="8.931cm" svg:y="2.736cm">
              <text:p text:style-name="P1"><text:span text:style-name="T6">t_infomask2</text:span></text:p>
            </draw:rect>
            <draw:rect draw:style-name="gr24" draw:text-style-name="P13" draw:layer="layout" svg:width="2.166cm" svg:height="1.736cm" svg:x="11.097cm" svg:y="2.736cm">
              <text:p text:style-name="P1"><text:span text:style-name="T5">t_infomask</text:span></text:p>
            </draw:rect>
            <draw:rect draw:style-name="gr24" draw:text-style-name="P13" draw:layer="layout" svg:width="1.733cm" svg:height="1.736cm" svg:x="13.263cm" svg:y="2.736cm">
              <text:p text:style-name="P1"><text:span text:style-name="T5">t_hoff</text:span></text:p>
            </draw:rect>
            <draw:rect draw:style-name="gr24" draw:text-style-name="P7" draw:layer="layout" svg:width="3.032cm" svg:height="1.736cm" svg:x="14.996cm" svg:y="2.736cm">
              <text:p text:style-name="P1"><text:span text:style-name="T1">NULL</text:span><text:span text:style-name="T1">ビットマップ</text:span></text:p>
              <text:p text:style-name="P1"><text:span text:style-name="T1">アライメントなど</text:span></text:p>
              <text:p text:style-name="P1"><text:span text:style-name="T1">必要に応じて</text:span></text:p>
            </draw:rect>
            <draw:rect draw:style-name="gr25" draw:text-style-name="P13" draw:layer="layout" svg:width="5.632cm" svg:height="1.736cm" svg:x="18.028cm" svg:y="2.736cm">
              <text:p text:style-name="P1"><text:span text:style-name="T5">ユーザデータ</text:span></text:p>
            </draw:rect>
          </draw:g>
        </draw:g>
        <draw:g>
          <draw:frame draw:style-name="gr22" draw:text-style-name="P12" draw:layer="layout" svg:width="6.548cm" svg:height="0.916cm" svg:x="5.899cm" svg:y="5.028cm">
            <draw:text-box>
              <text:p><text:span text:style-name="T4">HeapTupleHeaderData</text:span></text:p>
            </draw:text-box>
          </draw:frame>
          <draw:g>
            <draw:rect draw:style-name="gr23" draw:text-style-name="P1" draw:layer="layout" svg:width="21.66cm" svg:height="1.736cm" svg:x="2cm" svg:y="6.764cm">
              <text:p/>
            </draw:rect>
            <draw:rect draw:style-name="gr24" draw:text-style-name="P13" draw:layer="layout" svg:width="1.733cm" svg:height="1.736cm" svg:x="2cm" svg:y="6.764cm">
              <text:p text:style-name="P1"><text:span text:style-name="T5">datum_len</text:span></text:p>
            </draw:rect>
            <draw:rect draw:style-name="gr24" draw:text-style-name="P13" draw:layer="layout" svg:width="1.733cm" svg:height="1.736cm" svg:x="3.733cm" svg:y="6.764cm">
              <text:p text:style-name="P1"><text:span text:style-name="T5">Datum_</text:span></text:p>
              <text:p text:style-name="P1"><text:span text:style-name="T5">typmod</text:span></text:p>
            </draw:rect>
            <draw:rect draw:style-name="gr24" draw:text-style-name="P13" draw:layer="layout" svg:width="1.732cm" svg:height="1.736cm" svg:x="5.466cm" svg:y="6.764cm">
              <text:p text:style-name="P1"><text:span text:style-name="T5">Datum_</text:span></text:p>
              <text:p text:style-name="P1"><text:span text:style-name="T5">typeid</text:span></text:p>
            </draw:rect>
            <draw:rect draw:style-name="gr24" draw:text-style-name="P13" draw:layer="layout" svg:width="1.733cm" svg:height="1.736cm" svg:x="7.198cm" svg:y="6.764cm">
              <text:p text:style-name="P1"><text:span text:style-name="T5">t_ctid</text:span></text:p>
            </draw:rect>
            <draw:rect draw:style-name="gr24" draw:text-style-name="P13" draw:layer="layout" svg:width="2.166cm" svg:height="1.736cm" svg:x="8.931cm" svg:y="6.764cm">
              <text:p text:style-name="P1"><text:span text:style-name="T5">t_infomask2</text:span></text:p>
            </draw:rect>
            <draw:rect draw:style-name="gr24" draw:text-style-name="P13" draw:layer="layout" svg:width="2.166cm" svg:height="1.736cm" svg:x="11.097cm" svg:y="6.764cm">
              <text:p text:style-name="P1"><text:span text:style-name="T5">t_infomask</text:span></text:p>
            </draw:rect>
            <draw:rect draw:style-name="gr24" draw:text-style-name="P13" draw:layer="layout" svg:width="1.733cm" svg:height="1.736cm" svg:x="13.263cm" svg:y="6.764cm">
              <text:p text:style-name="P1"><text:span text:style-name="T5">t_hoff</text:span></text:p>
            </draw:rect>
            <draw:rect draw:style-name="gr24" draw:text-style-name="P7" draw:layer="layout" svg:width="3.032cm" svg:height="1.736cm" svg:x="14.996cm" svg:y="6.764cm">
              <text:p text:style-name="P1"><text:span text:style-name="T1">NULL</text:span><text:span text:style-name="T1">ビットマップ</text:span></text:p>
              <text:p text:style-name="P1"><text:span text:style-name="T1">アライメントなど</text:span></text:p>
              <text:p text:style-name="P1"><text:span text:style-name="T1">必要に応じて</text:span></text:p>
            </draw:rect>
            <draw:rect draw:style-name="gr25" draw:text-style-name="P13" draw:layer="layout" svg:width="5.632cm" svg:height="1.736cm" svg:x="18.028cm" svg:y="6.764cm">
              <text:p text:style-name="P1"><text:span text:style-name="T5">ユーザデータ</text:span></text:p>
            </draw:rect>
          </draw:g>
        </draw:g>
        <draw:custom-shape draw:style-name="gr21" draw:text-style-name="P1" draw:layer="layout" svg:width="1.042cm" svg:height="12.994cm" draw:transform="rotate (1.57725404502698) translate (2.01cm 6.81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1" draw:layer="layout" svg:width="1.042cm" svg:height="12.993cm" draw:transform="rotate (1.57725404502698) translate (2.009cm 12.4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12" draw:layer="layout" svg:width="6.548cm" svg:height="0.916cm" svg:x="5.899cm" svg:y="10.7cm">
          <draw:text-box>
            <text:p><text:span text:style-name="T4">HeapTupleHeaderData</text:span></text:p>
          </draw:text-box>
        </draw:frame>
        <draw:rect draw:style-name="gr23" draw:text-style-name="P1" draw:layer="layout" svg:width="21.66cm" svg:height="1.736cm" svg:x="2cm" svg:y="12.436cm">
          <text:p/>
        </draw:rect>
        <draw:rect draw:style-name="gr26" draw:text-style-name="P13" draw:layer="layout" svg:width="1.733cm" svg:height="1.736cm" svg:x="2cm" svg:y="12.436cm">
          <text:p text:style-name="P1"><text:span text:style-name="T5">t_xmin</text:span></text:p>
        </draw:rect>
        <draw:rect draw:style-name="gr26" draw:text-style-name="P13" draw:layer="layout" svg:width="1.733cm" svg:height="1.736cm" svg:x="3.733cm" svg:y="12.436cm">
          <text:p text:style-name="P1"><text:span text:style-name="T5">t_xmax</text:span></text:p>
        </draw:rect>
        <draw:rect draw:style-name="gr26" draw:text-style-name="P13" draw:layer="layout" svg:width="1.732cm" svg:height="1.736cm" svg:x="5.466cm" svg:y="12.436cm">
          <text:p text:style-name="P1"><text:span text:style-name="T5">t_cid</text:span></text:p>
        </draw:rect>
        <draw:rect draw:style-name="gr26" draw:text-style-name="P13" draw:layer="layout" svg:width="1.733cm" svg:height="1.736cm" svg:x="7.198cm" svg:y="12.436cm">
          <text:p text:style-name="P1"><text:span text:style-name="T5">t_ctid</text:span></text:p>
        </draw:rect>
        <draw:rect draw:style-name="gr24" draw:text-style-name="P14" draw:layer="layout" svg:width="2.166cm" svg:height="1.736cm" svg:x="8.931cm" svg:y="12.436cm">
          <text:p text:style-name="P1"><text:span text:style-name="T6">t_infomask2</text:span></text:p>
        </draw:rect>
        <draw:rect draw:style-name="gr24" draw:text-style-name="P13" draw:layer="layout" svg:width="2.166cm" svg:height="1.736cm" svg:x="11.097cm" svg:y="12.436cm">
          <text:p text:style-name="P1"><text:span text:style-name="T5">t_infomask</text:span></text:p>
        </draw:rect>
        <draw:rect draw:style-name="gr24" draw:text-style-name="P13" draw:layer="layout" svg:width="1.733cm" svg:height="1.736cm" svg:x="13.263cm" svg:y="12.436cm">
          <text:p text:style-name="P1"><text:span text:style-name="T5">t_hoff</text:span></text:p>
        </draw:rect>
        <draw:rect draw:style-name="gr24" draw:text-style-name="P7" draw:layer="layout" svg:width="3.032cm" svg:height="1.736cm" svg:x="14.996cm" svg:y="12.436cm">
          <text:p text:style-name="P1"><text:span text:style-name="T1">NULL</text:span><text:span text:style-name="T1">ビットマップ</text:span></text:p>
          <text:p text:style-name="P1"><text:span text:style-name="T1">アライメントなど</text:span></text:p>
          <text:p text:style-name="P1"><text:span text:style-name="T1">必要に応じて</text:span></text:p>
        </draw:rect>
        <draw:rect draw:style-name="gr25" draw:text-style-name="P13" draw:layer="layout" svg:width="5.632cm" svg:height="1.736cm" svg:x="18.028cm" svg:y="12.436cm">
          <text:p text:style-name="P1"><text:span text:style-name="T5">ユーザデータ</text:span></text:p>
        </draw:rect>
        <draw:frame draw:style-name="gr27" draw:text-style-name="P15" draw:layer="layout" svg:width="12.63cm" svg:height="0.845cm" svg:x="11.929cm" svg:y="14.909cm">
          <draw:text-box>
            <text:p><text:span text:style-name="T7">*</text:span><text:span text:style-name="T7">注　この図はいくつかのデータ項目を省略している</text:span></text:p>
          </draw:text-box>
        </draw:frame>
        <presentation:notes draw:style-name="dp2">
          <draw:page-thumbnail draw:style-name="gr20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office:forms form:automatic-focus="false" form:apply-design-mode="false"/>
        <draw:rect draw:style-name="gr23" draw:text-style-name="P1" draw:layer="layout" svg:width="13.95cm" svg:height="4.186cm" svg:x="1cm" svg:y="3.4cm">
          <text:p/>
        </draw:rect>
        <draw:rect draw:style-name="gr24" draw:text-style-name="P16" draw:layer="layout" svg:width="6.588cm" svg:height="0.775cm" svg:x="1cm" svg:y="3.4cm">
          <text:p text:style-name="P1"><text:span text:style-name="T8">XLogRecPtr</text:span></text:p>
        </draw:rect>
        <draw:rect draw:style-name="gr24" draw:text-style-name="P16" draw:layer="layout" svg:width="2.712cm" svg:height="0.775cm" svg:x="7.588cm" svg:y="3.4cm">
          <text:p text:style-name="P1"><text:span text:style-name="T8">StartUpID</text:span></text:p>
        </draw:rect>
        <draw:rect draw:style-name="gr24" draw:text-style-name="P16" draw:layer="layout" svg:width="2.325cm" svg:height="0.775cm" svg:x="10.3cm" svg:y="3.4cm">
          <text:p text:style-name="P1"><text:span text:style-name="T8">pd_lower</text:span></text:p>
        </draw:rect>
        <draw:rect draw:style-name="gr24" draw:text-style-name="P16" draw:layer="layout" svg:width="2.325cm" svg:height="0.775cm" svg:x="12.625cm" svg:y="3.4cm">
          <text:p text:style-name="P1"><text:span text:style-name="T8">pd_upper</text:span></text:p>
        </draw:rect>
        <draw:rect draw:style-name="gr24" draw:text-style-name="P16" draw:layer="layout" svg:width="2.325cm" svg:height="0.775cm" svg:x="1cm" svg:y="4.175cm">
          <text:p text:style-name="P1"><text:span text:style-name="T8">pd_special</text:span></text:p>
        </draw:rect>
        <draw:rect draw:style-name="gr24" draw:text-style-name="P16" draw:layer="layout" svg:width="2.325cm" svg:height="0.775cm" svg:x="3.325cm" svg:y="4.175cm">
          <text:p text:style-name="P1"><text:span text:style-name="T8">pd_pagesize_</text:span></text:p>
          <text:p text:style-name="P1"><text:span text:style-name="T8">version</text:span></text:p>
        </draw:rect>
        <draw:rect draw:style-name="gr24" draw:text-style-name="P16" draw:layer="layout" svg:width="1.938cm" svg:height="0.775cm" svg:x="5.65cm" svg:y="4.175cm">
          <text:p text:style-name="P1"><text:span text:style-name="T8">pd_prune</text:span></text:p>
          <text:p text:style-name="P1"><text:span text:style-name="T8">_xid</text:span></text:p>
        </draw:rect>
        <draw:rect draw:style-name="gr28" draw:text-style-name="P16" draw:layer="layout" svg:width="2.712cm" svg:height="0.775cm" svg:x="7.588cm" svg:y="4.175cm">
          <text:p text:style-name="P1"><text:span text:style-name="T8">１</text:span></text:p>
        </draw:rect>
        <draw:rect draw:style-name="gr29" draw:text-style-name="P17" draw:layer="layout" svg:width="5.812cm" svg:height="0.775cm" svg:x="9.138cm" svg:y="6.811cm">
          <text:p/>
        </draw:rect>
        <draw:path draw:style-name="gr30" draw:text-style-name="P1" draw:layer="layout" svg:width="0.519cm" svg:height="2.336cm" svg:x="8.618cm" svg:y="4.552cm" svg:viewBox="0 0 520 2337" svg:d="M0 0c47 253 66 525 102 788 35 262 65 532 133 761 69 237 118 508 193 740l92 48">
          <text:p/>
        </draw:path>
        <draw:path draw:style-name="gr30" draw:text-style-name="P1" draw:layer="layout" svg:width="4.252cm" svg:height="2.838cm" svg:x="9.527cm" svg:y="3.973cm" svg:viewBox="0 0 4253 2839" svg:d="M4253 0c-233 320-397 649-716 957-355 340-711 679-1195 925-457 231-926 458-1436 636l-477 160-429 161">
          <text:p/>
        </draw:path>
        <draw:rect draw:style-name="gr31" draw:text-style-name="P18" draw:layer="layout" svg:width="1.55cm" svg:height="0.775cm" svg:x="9.138cm" svg:y="6.811cm">
          <text:p text:style-name="P1"><text:span text:style-name="T9">HeapTuple</text:span></text:p>
          <text:p text:style-name="P1"><text:span text:style-name="T9">HeaderData</text:span></text:p>
        </draw:rect>
        <draw:path draw:style-name="gr30" draw:text-style-name="P1" draw:layer="layout" svg:width="1.518cm" svg:height="0.699cm" svg:x="9.776cm" svg:y="3.898cm" svg:viewBox="0 0 1519 700" svg:d="M1519 0c-300 35-446 311-724 411-243 88-469 226-722 289h-73">
          <text:p/>
        </draw:path>
        <draw:frame draw:style-name="gr32" draw:text-style-name="P12" draw:layer="layout" svg:width="14.46cm" svg:height="0.916cm" svg:x="1cm" svg:y="1.5cm">
          <draw:text-box>
            <text:p><text:span text:style-name="T4">(1)XID=90</text:span><text:span text:style-name="T4">によってタプルが</text:span><text:span text:style-name="T4">INSERT</text:span><text:span text:style-name="T4">されたときのブロック構造</text:span></text:p>
          </draw:text-box>
        </draw:frame>
        <draw:frame draw:style-name="gr33" draw:text-style-name="P12" draw:layer="layout" svg:width="4.223cm" svg:height="0.916cm" svg:x="17.277cm" svg:y="1.5cm">
          <draw:text-box>
            <text:p><text:span text:style-name="T4">(2)</text:span><text:span text:style-name="T4">タプルの情報</text:span></text:p>
          </draw:text-box>
        </draw:frame>
        <draw:g>
          <draw:rect draw:style-name="gr34" draw:text-style-name="P13" draw:layer="layout" svg:width="2cm" svg:height="1.1cm" svg:x="16.3cm" svg:y="2.4cm">
            <text:p text:style-name="P1"><text:span text:style-name="T5">t_xmin</text:span></text:p>
          </draw:rect>
          <draw:rect draw:style-name="gr34" draw:text-style-name="P13" draw:layer="layout" svg:width="2cm" svg:height="1.1cm" svg:x="18.3cm" svg:y="2.4cm">
            <text:p text:style-name="P1"><text:span text:style-name="T5">t_xmax</text:span></text:p>
          </draw:rect>
          <draw:rect draw:style-name="gr34" draw:text-style-name="P13" draw:layer="layout" svg:width="2cm" svg:height="1.1cm" svg:x="20.3cm" svg:y="2.4cm">
            <text:p text:style-name="P1"><text:span text:style-name="T5">t_cid</text:span></text:p>
          </draw:rect>
          <draw:rect draw:style-name="gr35" draw:text-style-name="P13" draw:layer="layout" svg:width="3.5cm" svg:height="1.1cm" svg:x="22.3cm" svg:y="2.4cm">
            <text:p text:style-name="P1"><text:span text:style-name="T5">　　 <text:s/></text:span><text:span text:style-name="T5">t_ctid</text:span><text:span text:style-name="T5">　ユーザデータ</text:span></text:p>
          </draw:rect>
        </draw:g>
        <draw:g>
          <draw:rect draw:style-name="gr24" draw:text-style-name="P13" draw:layer="layout" svg:width="2cm" svg:height="1.1cm" svg:x="16.3cm" svg:y="3.5cm">
            <text:p text:style-name="P1"><text:span text:style-name="T5">90</text:span><text:span text:style-name="T5"><text:tab/></text:span></text:p>
          </draw:rect>
          <draw:rect draw:style-name="gr24" draw:text-style-name="P13" draw:layer="layout" svg:width="2cm" svg:height="1.1cm" svg:x="18.3cm" svg:y="3.5cm">
            <text:p text:style-name="P1"><text:span text:style-name="T5"><text:tab/></text:span></text:p>
          </draw:rect>
          <draw:rect draw:style-name="gr23" draw:text-style-name="P13" draw:layer="layout" svg:width="2cm" svg:height="1.1cm" svg:x="20.3cm" svg:y="3.5cm">
            <text:p/>
          </draw:rect>
          <draw:rect draw:style-name="gr25" draw:text-style-name="P13" draw:layer="layout" svg:width="3.5cm" svg:height="1.1cm" svg:x="23.3cm" svg:y="3.5cm">
            <text:p text:style-name="P1"><text:span text:style-name="T5">’</text:span><text:span text:style-name="T5">A'</text:span></text:p>
          </draw:rect>
          <draw:rect draw:style-name="gr23" draw:text-style-name="P13" draw:layer="layout" svg:width="1cm" svg:height="1.1cm" svg:x="22.3cm" svg:y="3.5cm">
            <text:p/>
          </draw:rect>
        </draw:g>
        <presentation:notes draw:style-name="dp2">
          <draw:page-thumbnail draw:style-name="gr20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office:forms form:automatic-focus="false" form:apply-design-mode="false"/>
        <draw:rect draw:style-name="gr23" draw:text-style-name="P1" draw:layer="layout" svg:width="13.95cm" svg:height="4.186cm" svg:x="0.9cm" svg:y="3.436cm">
          <text:p/>
        </draw:rect>
        <draw:rect draw:style-name="gr24" draw:text-style-name="P16" draw:layer="layout" svg:width="6.588cm" svg:height="0.776cm" svg:x="0.9cm" svg:y="3.436cm">
          <text:p text:style-name="P1"><text:span text:style-name="T8">XLogRecPtr</text:span></text:p>
        </draw:rect>
        <draw:rect draw:style-name="gr24" draw:text-style-name="P16" draw:layer="layout" svg:width="2.712cm" svg:height="0.776cm" svg:x="7.488cm" svg:y="3.436cm">
          <text:p text:style-name="P1"><text:span text:style-name="T8">StartUpID</text:span></text:p>
        </draw:rect>
        <draw:rect draw:style-name="gr24" draw:text-style-name="P16" draw:layer="layout" svg:width="2.325cm" svg:height="0.776cm" svg:x="10.2cm" svg:y="3.436cm">
          <text:p text:style-name="P1"><text:span text:style-name="T8">pd_lower</text:span></text:p>
        </draw:rect>
        <draw:rect draw:style-name="gr24" draw:text-style-name="P16" draw:layer="layout" svg:width="2.325cm" svg:height="0.776cm" svg:x="12.525cm" svg:y="3.436cm">
          <text:p text:style-name="P1"><text:span text:style-name="T8">pd_upper</text:span></text:p>
        </draw:rect>
        <draw:rect draw:style-name="gr24" draw:text-style-name="P16" draw:layer="layout" svg:width="2.325cm" svg:height="0.775cm" svg:x="0.9cm" svg:y="4.212cm">
          <text:p text:style-name="P1"><text:span text:style-name="T8">pd_special</text:span></text:p>
        </draw:rect>
        <draw:rect draw:style-name="gr24" draw:text-style-name="P16" draw:layer="layout" svg:width="2.325cm" svg:height="0.775cm" svg:x="3.225cm" svg:y="4.212cm">
          <text:p text:style-name="P1"><text:span text:style-name="T8">pd_pagesize_</text:span></text:p>
          <text:p text:style-name="P1"><text:span text:style-name="T8">version</text:span></text:p>
        </draw:rect>
        <draw:rect draw:style-name="gr24" draw:text-style-name="P16" draw:layer="layout" svg:width="1.938cm" svg:height="0.775cm" svg:x="5.55cm" svg:y="4.212cm">
          <text:p text:style-name="P1"><text:span text:style-name="T8">pd_prune</text:span></text:p>
          <text:p text:style-name="P1"><text:span text:style-name="T8">_xid</text:span></text:p>
        </draw:rect>
        <draw:rect draw:style-name="gr28" draw:text-style-name="P16" draw:layer="layout" svg:width="2.712cm" svg:height="0.775cm" svg:x="7.488cm" svg:y="4.212cm">
          <text:p text:style-name="P1"><text:span text:style-name="T8">１</text:span></text:p>
        </draw:rect>
        <draw:rect draw:style-name="gr28" draw:text-style-name="P16" draw:layer="layout" svg:width="2.325cm" svg:height="0.775cm" svg:x="10.2cm" svg:y="4.212cm">
          <text:p text:style-name="P1"><text:span text:style-name="T8">2</text:span></text:p>
        </draw:rect>
        <draw:rect draw:style-name="gr29" draw:text-style-name="P17" draw:layer="layout" svg:width="5.812cm" svg:height="0.775cm" svg:x="9.038cm" svg:y="6.925cm">
          <text:p/>
        </draw:rect>
        <draw:rect draw:style-name="gr36" draw:text-style-name="P17" draw:layer="layout" svg:width="8.138cm" svg:height="0.775cm" svg:x="0.9cm" svg:y="6.925cm">
          <text:p/>
        </draw:rect>
        <draw:rect draw:style-name="gr36" draw:text-style-name="P17" draw:layer="layout" svg:width="3.487cm" svg:height="0.775cm" svg:x="11.363cm" svg:y="6.15cm">
          <text:p/>
        </draw:rect>
        <draw:path draw:style-name="gr30" draw:text-style-name="P1" draw:layer="layout" svg:width="0.518cm" svg:height="2.336cm" svg:x="8.518cm" svg:y="4.588cm" svg:viewBox="0 0 519 2337" svg:d="M0 0c47 253 66 525 101 788 35 262 65 532 133 762 70 235 119 508 194 738l91 49">
          <text:p/>
        </draw:path>
        <draw:path draw:style-name="gr30" draw:text-style-name="P1" draw:layer="layout" svg:width="2.146cm" svg:height="2.147cm" svg:x="11.533cm" svg:y="4.009cm" svg:viewBox="0 0 2147 2148" svg:d="M2147 0c-118 242-201 491-362 724-179 258-359 514-603 700-230 175-466 346-724 482l-241 120-217 122">
          <text:p/>
        </draw:path>
        <draw:path draw:style-name="gr30" draw:text-style-name="P1" draw:layer="layout" svg:width="0.65cm" svg:height="0.676cm" svg:x="11.581cm" svg:y="3.961cm" svg:viewBox="0 0 651 677" svg:d="M289 24c304-141 518 369 218 508l-243 120-240 25h-24">
          <text:p/>
        </draw:path>
        <draw:rect draw:style-name="gr31" draw:text-style-name="P18" xml:id="id2" draw:id="id2" draw:layer="layout" svg:width="1.55cm" svg:height="0.775cm" svg:x="11.363cm" svg:y="6.15cm">
          <text:p text:style-name="P1"><text:span text:style-name="T9">HeapTuple</text:span></text:p>
          <text:p text:style-name="P1"><text:span text:style-name="T9">HeaderData</text:span></text:p>
        </draw:rect>
        <draw:rect draw:style-name="gr31" draw:text-style-name="P18" xml:id="id1" draw:id="id1" draw:layer="layout" svg:width="1.55cm" svg:height="0.775cm" svg:x="9.038cm" svg:y="6.925cm">
          <text:p text:style-name="P1"><text:span text:style-name="T9">HeapTuple</text:span></text:p>
          <text:p text:style-name="P1"><text:span text:style-name="T9">HeaderData</text:span></text:p>
        </draw:rect>
        <draw:path draw:style-name="gr30" draw:text-style-name="P1" draw:layer="layout" svg:width="0.529cm" svg:height="1.446cm" svg:x="10.761cm" svg:y="4.685cm" svg:viewBox="0 0 530 1447" svg:d="M362 0c-283 100-361 414-362 675-1 294 220 511 385 724l145 48">
          <text:p/>
        </draw:path>
        <draw:g>
          <draw:rect draw:style-name="gr34" draw:text-style-name="P13" draw:layer="layout" svg:width="2cm" svg:height="1.1cm" svg:x="16.3cm" svg:y="2.2cm">
            <text:p text:style-name="P1"><text:span text:style-name="T5">t_xmin</text:span></text:p>
          </draw:rect>
          <draw:rect draw:style-name="gr34" draw:text-style-name="P13" draw:layer="layout" svg:width="2cm" svg:height="1.1cm" svg:x="18.3cm" svg:y="2.2cm">
            <text:p text:style-name="P1"><text:span text:style-name="T5">t_xmax</text:span></text:p>
          </draw:rect>
          <draw:rect draw:style-name="gr34" draw:text-style-name="P13" draw:layer="layout" svg:width="2cm" svg:height="1.1cm" svg:x="20.3cm" svg:y="2.2cm">
            <text:p text:style-name="P1"><text:span text:style-name="T5">t_cid</text:span></text:p>
          </draw:rect>
          <draw:rect draw:style-name="gr35" draw:text-style-name="P13" draw:layer="layout" svg:width="3.5cm" svg:height="1.1cm" svg:x="22.3cm" svg:y="2.2cm">
            <text:p text:style-name="P1"><text:span text:style-name="T5">　　 <text:s/></text:span><text:span text:style-name="T5">t_ctid</text:span><text:span text:style-name="T5">　ユーザデータ</text:span></text:p>
          </draw:rect>
        </draw:g>
        <draw:frame draw:style-name="gr37" draw:text-style-name="P12" draw:layer="layout" svg:width="14.925cm" svg:height="0.916cm" svg:x="0.9cm" svg:y="1cm">
          <draw:text-box>
            <text:p><text:span text:style-name="T4">(1)XID=100</text:span><text:span text:style-name="T4">によってタプルが</text:span><text:span text:style-name="T4">UPDATE</text:span><text:span text:style-name="T4">されたときのブロック構造</text:span></text:p>
          </draw:text-box>
        </draw:frame>
        <draw:frame draw:style-name="gr33" draw:text-style-name="P12" draw:layer="layout" svg:width="4.223cm" svg:height="0.916cm" svg:x="15.777cm" svg:y="1cm">
          <draw:text-box>
            <text:p><text:span text:style-name="T4">(2)</text:span><text:span text:style-name="T4">タプルの情報</text:span></text:p>
          </draw:text-box>
        </draw:frame>
        <draw:custom-shape draw:style-name="gr17" draw:text-style-name="P11" draw:layer="layout" svg:width="5cm" svg:height="1cm" svg:x="20.5cm" svg:y="7.3cm">
          <text:p text:style-name="P10"><text:span text:style-name="T1">更新されたので、更新した</text:span></text:p>
          <text:p text:style-name="P10"><text:span text:style-name="T1">XID</text:span><text:span text:style-name="T1">を書き込む</text:span></text:p>
          <draw:enhanced-geometry svg:viewBox="0 0 21600 21600" draw:glue-points="10800 0 0 10800 10800 21600 21600 10800 ?f40 ?f41" draw:text-areas="0 0 21600 21600" draw:type="rectangular-callout" draw:modifiers="-6444.15116976605 -63030.56943056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1" draw:layer="layout" svg:width="5cm" svg:height="1cm" svg:x="18.2cm" svg:y="8.4cm">
          <text:p text:style-name="P10"><text:span text:style-name="T1">更新した</text:span><text:span text:style-name="T1">XID</text:span><text:span text:style-name="T1">を書き込む</text:span></text:p>
          <draw:enhanced-geometry svg:viewBox="0 0 21600 21600" draw:glue-points="10800 0 0 10800 10800 21600 21600 10800 ?f40 ?f41" draw:text-areas="0 0 21600 21600" draw:type="rectangular-callout" draw:modifiers="-4915.17696460708 -64454.74525474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8" draw:text-style-name="P1" draw:layer="layout" draw:line-skew="0cm 2.481cm" svg:x1="9.813cm" svg:y1="7.7cm" svg:x2="11.363cm" svg:y2="6.537cm" draw:start-shape="id1" draw:start-glue-point="2" draw:end-shape="id2" draw:end-glue-point="3" svg:d="M9813 7700v501h1148v-1664h402">
          <text:p/>
        </draw:connector>
        <draw:custom-shape draw:style-name="gr17" draw:text-style-name="P11" draw:layer="layout" svg:width="6.1cm" svg:height="1.1cm" svg:x="11.4cm" svg:y="8.4cm">
          <text:p text:style-name="P10"><text:span text:style-name="T1">t_ctid</text:span><text:span text:style-name="T1">に更新した次の版</text:span><text:span text:style-name="T1">(version)</text:span><text:span text:style-name="T1">の</text:span></text:p>
          <text:p text:style-name="P10"><text:span text:style-name="T1">タプルへのポインタを記す</text:span></text:p>
          <draw:enhanced-geometry svg:viewBox="0 0 21600 21600" draw:glue-points="10800 0 0 10800 10800 21600 21600 10800 ?f40 ?f41" draw:text-areas="0 0 21600 21600" draw:type="rectangular-callout" draw:modifiers="-952.368464186199 -12065.3950953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rect draw:style-name="gr24" draw:text-style-name="P13" draw:layer="layout" svg:width="2cm" svg:height="1.1cm" svg:x="16.3cm" svg:y="3.5cm">
            <text:p text:style-name="P1"><text:span text:style-name="T5">90</text:span><text:span text:style-name="T5"><text:tab/></text:span></text:p>
          </draw:rect>
          <draw:rect draw:style-name="gr24" draw:text-style-name="P13" draw:layer="layout" svg:width="2cm" svg:height="1.1cm" svg:x="18.3cm" svg:y="3.5cm">
            <text:p text:style-name="P1"><text:span text:style-name="T5">100</text:span><text:span text:style-name="T5"><text:tab/></text:span></text:p>
          </draw:rect>
          <draw:rect draw:style-name="gr23" draw:text-style-name="P13" draw:layer="layout" svg:width="2cm" svg:height="1.1cm" svg:x="20.3cm" svg:y="3.5cm">
            <text:p/>
          </draw:rect>
          <draw:rect draw:style-name="gr25" draw:text-style-name="P13" draw:layer="layout" svg:width="3.5cm" svg:height="1.1cm" svg:x="23.3cm" svg:y="3.5cm">
            <text:p text:style-name="P1"><text:span text:style-name="T5">’</text:span><text:span text:style-name="T5">A'</text:span></text:p>
          </draw:rect>
          <draw:rect draw:style-name="gr23" draw:text-style-name="P13" draw:layer="layout" svg:width="1cm" svg:height="1.1cm" svg:x="22.3cm" svg:y="3.5cm">
            <text:p/>
          </draw:rect>
        </draw:g>
        <draw:g xml:id="id3" draw:id="id3">
          <draw:rect draw:style-name="gr24" draw:text-style-name="P13" draw:layer="layout" svg:width="2cm" svg:height="1.1cm" svg:x="16.3cm" svg:y="4.6cm">
            <text:p text:style-name="P1"><text:span text:style-name="T5">100</text:span><text:span text:style-name="T5"><text:tab/></text:span></text:p>
          </draw:rect>
          <draw:rect draw:style-name="gr24" draw:text-style-name="P13" draw:layer="layout" svg:width="2cm" svg:height="1.1cm" svg:x="18.3cm" svg:y="4.6cm">
            <text:p text:style-name="P1"><text:span text:style-name="T5"><text:tab/></text:span></text:p>
          </draw:rect>
          <draw:rect draw:style-name="gr24" draw:text-style-name="P13" draw:layer="layout" svg:width="2cm" svg:height="1.1cm" svg:x="20.3cm" svg:y="4.6cm">
            <text:p text:style-name="P1"><text:span text:style-name="T5">１</text:span></text:p>
          </draw:rect>
          <draw:rect draw:style-name="gr25" draw:text-style-name="P13" draw:layer="layout" svg:width="3.5cm" svg:height="1.1cm" svg:x="23.3cm" svg:y="4.6cm">
            <text:p text:style-name="P1"><text:span text:style-name="T5">’</text:span><text:span text:style-name="T5">B'</text:span></text:p>
          </draw:rect>
          <draw:rect draw:style-name="gr23" draw:text-style-name="P13" draw:layer="layout" svg:width="1cm" svg:height="1.1cm" svg:x="22.3cm" svg:y="4.6cm">
            <text:p/>
          </draw:rect>
        </draw:g>
        <draw:custom-shape draw:style-name="gr17" draw:text-style-name="P11" draw:layer="layout" svg:width="3.9cm" svg:height="0.8cm" svg:x="22.6cm" svg:y="6.2cm">
          <text:p text:style-name="P10"><text:span text:style-name="T1">次の版へのポインタ</text:span></text:p>
          <draw:enhanced-geometry svg:viewBox="0 0 21600 21600" draw:glue-points="10800 0 0 10800 10800 21600 21600 10800 ?f40 ?f41" draw:text-areas="0 0 21600 21600" draw:type="rectangular-callout" draw:modifiers="985.593437580108 -51559.55056179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9" draw:text-style-name="P1" draw:layer="layout" svg:x1="22.839cm" svg:y1="4.288cm" svg:x2="16.3cm" svg:y2="5.15cm" draw:end-shape="id3" draw:end-glue-point="3" svg:d="M22839 4288h-7040v862h501">
          <text:p/>
        </draw:connector>
        <presentation:notes draw:style-name="dp2">
          <draw:page-thumbnail draw:style-name="gr20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office:forms form:automatic-focus="false" form:apply-design-mode="false"/>
        <draw:rect draw:style-name="gr40" draw:text-style-name="P1" draw:layer="layout" svg:width="5.5cm" svg:height="1cm" svg:x="12.4cm" svg:y="8cm">
          <text:p/>
        </draw:rect>
        <draw:rect draw:style-name="gr40" draw:text-style-name="P1" draw:layer="layout" svg:width="5.5cm" svg:height="1cm" svg:x="12.4cm" svg:y="12cm">
          <text:p/>
        </draw:rect>
        <draw:g>
          <draw:rect draw:style-name="gr34" draw:text-style-name="P13" draw:layer="layout" svg:width="1.589cm" svg:height="0.874cm" svg:x="3.4cm" svg:y="1.9cm">
            <text:p text:style-name="P1"><text:span text:style-name="T5">t_xmin</text:span></text:p>
          </draw:rect>
          <draw:rect draw:style-name="gr34" draw:text-style-name="P13" draw:layer="layout" svg:width="1.588cm" svg:height="0.874cm" svg:x="4.989cm" svg:y="1.9cm">
            <text:p text:style-name="P1"><text:span text:style-name="T5">t_xmax</text:span></text:p>
          </draw:rect>
          <draw:rect draw:style-name="gr34" draw:text-style-name="P13" draw:layer="layout" svg:width="1.589cm" svg:height="0.874cm" svg:x="6.577cm" svg:y="1.9cm">
            <text:p text:style-name="P1"><text:span text:style-name="T5">t_cid</text:span></text:p>
          </draw:rect>
          <draw:rect draw:style-name="gr35" draw:text-style-name="P13" draw:layer="layout" svg:width="2.78cm" svg:height="0.874cm" svg:x="8.166cm" svg:y="1.9cm">
            <text:p text:style-name="P1"><text:span text:style-name="T5">ユーザデータ</text:span></text:p>
          </draw:rect>
        </draw:g>
        <draw:g>
          <draw:rect draw:style-name="gr24" draw:text-style-name="P13" draw:layer="layout" svg:width="1.589cm" svg:height="0.874cm" svg:x="3.4cm" svg:y="2.933cm">
            <text:p text:style-name="P1"><text:span text:style-name="T5">90</text:span><text:span text:style-name="T5"><text:tab/></text:span></text:p>
          </draw:rect>
          <draw:rect draw:style-name="gr24" draw:text-style-name="P13" draw:layer="layout" svg:width="1.588cm" svg:height="0.874cm" svg:x="4.989cm" svg:y="2.933cm">
            <text:p text:style-name="P1"><text:span text:style-name="T5"><text:tab/></text:span></text:p>
          </draw:rect>
          <draw:rect draw:style-name="gr23" draw:text-style-name="P13" draw:layer="layout" svg:width="1.589cm" svg:height="0.874cm" svg:x="6.577cm" svg:y="2.933cm">
            <text:p/>
          </draw:rect>
          <draw:rect draw:style-name="gr25" draw:text-style-name="P13" draw:layer="layout" svg:width="2.78cm" svg:height="0.874cm" svg:x="8.166cm" svg:y="2.933cm">
            <text:p text:style-name="P1"><text:span text:style-name="T5">’</text:span><text:span text:style-name="T5">A'</text:span></text:p>
          </draw:rect>
        </draw:g>
        <draw:g>
          <draw:rect draw:style-name="gr24" draw:text-style-name="P13" draw:layer="layout" svg:width="1.589cm" svg:height="0.874cm" svg:x="3.4cm" svg:y="7.223cm">
            <text:p text:style-name="P1"><text:span text:style-name="T5">90</text:span><text:span text:style-name="T5"><text:tab/></text:span></text:p>
          </draw:rect>
          <draw:rect draw:style-name="gr24" draw:text-style-name="P13" draw:layer="layout" svg:width="1.588cm" svg:height="0.874cm" svg:x="4.989cm" svg:y="7.223cm">
            <text:p text:style-name="P1"><text:span text:style-name="T5">100</text:span><text:span text:style-name="T5"><text:tab/></text:span></text:p>
          </draw:rect>
          <draw:rect draw:style-name="gr23" draw:text-style-name="P13" draw:layer="layout" svg:width="1.589cm" svg:height="0.874cm" svg:x="6.577cm" svg:y="7.223cm">
            <text:p/>
          </draw:rect>
          <draw:rect draw:style-name="gr25" draw:text-style-name="P13" draw:layer="layout" svg:width="2.78cm" svg:height="0.874cm" svg:x="8.166cm" svg:y="7.223cm">
            <text:p text:style-name="P1"><text:span text:style-name="T5">’</text:span><text:span text:style-name="T5">A'</text:span></text:p>
          </draw:rect>
        </draw:g>
        <draw:rect draw:style-name="gr26" draw:text-style-name="P13" draw:layer="layout" svg:width="1.589cm" svg:height="0.874cm" svg:x="3.4cm" svg:y="8.097cm">
          <text:p text:style-name="P1"><text:span text:style-name="T5">100</text:span><text:span text:style-name="T5"><text:tab/></text:span></text:p>
        </draw:rect>
        <draw:rect draw:style-name="gr24" draw:text-style-name="P13" draw:layer="layout" svg:width="1.588cm" svg:height="0.874cm" svg:x="4.989cm" svg:y="8.097cm">
          <text:p text:style-name="P1"><text:span text:style-name="T5"><text:tab/></text:span></text:p>
        </draw:rect>
        <draw:rect draw:style-name="gr26" draw:text-style-name="P13" draw:layer="layout" svg:width="1.589cm" svg:height="0.874cm" svg:x="6.577cm" svg:y="8.097cm">
          <text:p text:style-name="P1"><text:span text:style-name="T5">１</text:span></text:p>
        </draw:rect>
        <draw:rect draw:style-name="gr25" draw:text-style-name="P13" draw:layer="layout" svg:width="2.78cm" svg:height="0.874cm" svg:x="8.166cm" svg:y="8.097cm">
          <text:p text:style-name="P1"><text:span text:style-name="T5">’</text:span><text:span text:style-name="T5">B'</text:span></text:p>
        </draw:rect>
        <draw:g>
          <draw:rect draw:style-name="gr24" draw:text-style-name="P13" draw:layer="layout" svg:width="1.589cm" svg:height="0.874cm" svg:x="3.4cm" svg:y="10.322cm">
            <text:p text:style-name="P1"><text:span text:style-name="T5">90</text:span><text:span text:style-name="T5"><text:tab/></text:span></text:p>
          </draw:rect>
          <draw:rect draw:style-name="gr24" draw:text-style-name="P13" draw:layer="layout" svg:width="1.588cm" svg:height="0.874cm" svg:x="4.989cm" svg:y="10.322cm">
            <text:p text:style-name="P1"><text:span text:style-name="T5">100</text:span><text:span text:style-name="T5"><text:tab/></text:span></text:p>
          </draw:rect>
          <draw:rect draw:style-name="gr23" draw:text-style-name="P13" draw:layer="layout" svg:width="1.589cm" svg:height="0.874cm" svg:x="6.577cm" svg:y="10.322cm">
            <text:p/>
          </draw:rect>
          <draw:rect draw:style-name="gr25" draw:text-style-name="P13" draw:layer="layout" svg:width="2.78cm" svg:height="0.874cm" svg:x="8.166cm" svg:y="10.322cm">
            <text:p text:style-name="P1"><text:span text:style-name="T5">’</text:span><text:span text:style-name="T5">A'</text:span></text:p>
          </draw:rect>
        </draw:g>
        <draw:rect draw:style-name="gr24" draw:text-style-name="P13" draw:layer="layout" svg:width="1.589cm" svg:height="0.874cm" svg:x="3.4cm" svg:y="11.196cm">
          <text:p text:style-name="P1"><text:span text:style-name="T5">100</text:span><text:span text:style-name="T5"><text:tab/></text:span></text:p>
        </draw:rect>
        <draw:rect draw:style-name="gr24" draw:text-style-name="P13" draw:layer="layout" svg:width="1.588cm" svg:height="0.874cm" svg:x="4.989cm" svg:y="11.196cm">
          <text:p text:style-name="P1"><text:span text:style-name="T5">100</text:span><text:span text:style-name="T5"><text:tab/></text:span></text:p>
        </draw:rect>
        <draw:rect draw:style-name="gr24" draw:text-style-name="P13" draw:layer="layout" svg:width="1.589cm" svg:height="0.874cm" svg:x="6.577cm" svg:y="11.196cm">
          <text:p text:style-name="P1"><text:span text:style-name="T5">１</text:span></text:p>
        </draw:rect>
        <draw:rect draw:style-name="gr25" draw:text-style-name="P13" draw:layer="layout" svg:width="2.78cm" svg:height="0.874cm" svg:x="8.166cm" svg:y="11.196cm">
          <text:p text:style-name="P1"><text:span text:style-name="T5">’</text:span><text:span text:style-name="T5">B'</text:span></text:p>
        </draw:rect>
        <draw:rect draw:style-name="gr26" draw:text-style-name="P13" draw:layer="layout" svg:width="1.589cm" svg:height="0.874cm" svg:x="3.4cm" svg:y="12.07cm">
          <text:p text:style-name="P1"><text:span text:style-name="T5">100</text:span><text:span text:style-name="T5"><text:tab/></text:span></text:p>
        </draw:rect>
        <draw:rect draw:style-name="gr24" draw:text-style-name="P13" draw:layer="layout" svg:width="1.588cm" svg:height="0.874cm" svg:x="4.989cm" svg:y="12.07cm">
          <text:p text:style-name="P1"><text:span text:style-name="T5"><text:tab/></text:span></text:p>
        </draw:rect>
        <draw:rect draw:style-name="gr26" draw:text-style-name="P13" draw:layer="layout" svg:width="1.589cm" svg:height="0.874cm" svg:x="6.577cm" svg:y="12.07cm">
          <text:p text:style-name="P1"><text:span text:style-name="T5">2</text:span></text:p>
        </draw:rect>
        <draw:rect draw:style-name="gr25" draw:text-style-name="P13" draw:layer="layout" svg:width="2.78cm" svg:height="0.874cm" svg:x="8.166cm" svg:y="12.07cm">
          <text:p text:style-name="P1"><text:span text:style-name="T5">’</text:span><text:span text:style-name="T5">C'</text:span></text:p>
        </draw:rect>
        <draw:line draw:style-name="gr19" draw:text-style-name="P1" draw:layer="layout" svg:x1="3cm" svg:y1="2.788cm" svg:x2="3cm" svg:y2="15.5cm">
          <text:p/>
        </draw:line>
        <draw:frame draw:style-name="gr41" draw:text-style-name="P19" draw:layer="layout" svg:width="5.895cm" svg:height="12.158cm" svg:x="12.217cm" svg:y="4.485cm">
          <draw:text-box>
            <text:p><text:span text:style-name="T5">BEGIN;</text:span></text:p>
            <text:p><text:span text:style-name="T5"/></text:p>
            <text:p><text:span text:style-name="T5">SELECT * FROM tbl; → 'A'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UPDATE tbl SET data = 'B';</text:span></text:p>
            <text:p><text:span text:style-name="T5"/></text:p>
            <text:p><text:span text:style-name="T5">SELECT * FROM tbl; → 'B'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UPDATE tbl SET data = 'C';</text:span></text:p>
            <text:p><text:span text:style-name="T5"/></text:p>
            <text:p><text:span text:style-name="T5">SELECT * FROM tbl; → 'C'</text:span></text:p>
            <text:p><text:span text:style-name="T5"/></text:p>
            <text:p><text:span text:style-name="T5"/></text:p>
            <text:p><text:span text:style-name="T5">COMMIT;</text:span></text:p>
          </draw:text-box>
        </draw:frame>
        <draw:frame draw:style-name="gr42" draw:text-style-name="P20" draw:layer="layout" svg:width="2.521cm" svg:height="1.479cm" svg:x="13.392cm" svg:y="3.73cm">
          <draw:text-box>
            <text:p><text:span text:style-name="T10">XID = 100</text:span></text:p>
          </draw:text-box>
        </draw:frame>
        <draw:frame draw:style-name="gr43" draw:text-style-name="P15" draw:layer="layout" svg:width="12.63cm" svg:height="2.147cm" svg:x="11.929cm" svg:y="16.51cm">
          <draw:text-box>
            <text:p><text:span text:style-name="T7">*</text:span><text:span text:style-name="T7">注　この図は説明の簡略化のため、スナップショットやコミットログなど</text:span></text:p>
            <text:p><text:span text:style-name="T7">　　 同時実行制御に必要な機構を省略している。</text:span></text:p>
            <text:p><text:span text:style-name="T7"/></text:p>
            <text:p><text:span text:style-name="T7">　　また、タプルの表示が繁雑になるので、</text:span><text:span text:style-name="T7">t_ctid</text:span><text:span text:style-name="T7">を省略した。</text:span></text:p>
          </draw:text-box>
        </draw:frame>
        <draw:custom-shape draw:style-name="gr44" draw:text-style-name="P10" draw:layer="layout" svg:width="5.6cm" svg:height="1.4cm" svg:x="16.3cm" svg:y="3.5cm">
          <text:p text:style-name="P10"><text:span text:style-name="T1">(1) SELECT</text:span><text:span text:style-name="T1">文を実行</text:span></text:p>
          <text:p text:style-name="P10"><text:span text:style-name="T1"><text:s text:c="4"/></text:span><text:span text:style-name="T1">XID</text:span><text:span text:style-name="T1">＝９０で書き込まれた値</text:span><text:span text:style-name="T1">'A'</text:span></text:p>
          <text:p text:style-name="P10"><text:span text:style-name="T1"><text:s text:c="4"/></text:span><text:span text:style-name="T1">がみえる</text:span></text:p>
          <draw:enhanced-geometry svg:viewBox="0 0 21600 21600" draw:glue-points="10800 0 0 10800 10800 21600 21600 10800 ?f40 ?f41" draw:text-areas="0 0 21600 21600" draw:type="rectangular-callout" draw:modifiers="1457.73968934119 29170.02141327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0" draw:layer="layout" svg:width="5.6cm" svg:height="1cm" svg:x="13.8cm" svg:y="7cm">
          <text:p text:style-name="P10"><text:span text:style-name="T1">(2) UPDATE</text:span><text:span text:style-name="T1">文でデータを更新</text:span></text:p>
          <text:p text:style-name="P10"><text:span text:style-name="T1">　　タプルが追加された</text:span></text:p>
          <draw:enhanced-geometry svg:viewBox="0 0 21600 21600" draw:glue-points="10800 0 0 10800 10800 21600 21600 10800 ?f40 ?f41" draw:text-areas="0 0 21600 21600" draw:type="rectangular-callout" draw:modifiers="-10705.5168719871 31029.7702297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0" draw:layer="layout" svg:width="6.2cm" svg:height="1cm" svg:x="13.8cm" svg:y="11cm">
          <text:p text:style-name="P10"><text:span text:style-name="T1">(3) UPDATE</text:span><text:span text:style-name="T1">文でもう一度データを更新</text:span></text:p>
          <text:p text:style-name="P10"><text:span text:style-name="T1">　　タプルが追加された</text:span></text:p>
          <draw:enhanced-geometry svg:viewBox="0 0 21600 21600" draw:glue-points="10800 0 0 10800 10800 21600 21600 10800 ?f40 ?f41" draw:text-areas="0 0 21600 21600" draw:type="rectangular-callout" draw:modifiers="-9669.66618287373 31029.7702297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2.619cm" svg:height="0.725cm" svg:x="1.648cm" svg:y="15.947cm">
          <draw:text-box>
            <text:p text:style-name="P2"><text:span text:style-name="T1">時間の流れ</text:span></text:p>
          </draw:text-box>
        </draw:frame>
        <presentation:notes draw:style-name="dp2">
          <draw:page-thumbnail draw:style-name="gr20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office:forms form:automatic-focus="false" form:apply-design-mode="false"/>
        <draw:rect draw:style-name="gr40" draw:text-style-name="P1" draw:layer="layout" svg:width="5cm" svg:height="1cm" svg:x="16.3cm" svg:y="15.3cm">
          <text:p/>
        </draw:rect>
        <draw:rect draw:style-name="gr40" draw:text-style-name="P1" draw:layer="layout" svg:width="4.8cm" svg:height="1cm" svg:x="16.5cm" svg:y="9.8cm">
          <text:p/>
        </draw:rect>
        <draw:rect draw:style-name="gr40" draw:text-style-name="P1" draw:layer="layout" svg:width="4.8cm" svg:height="1.5cm" svg:x="22.3cm" svg:y="16cm">
          <text:p/>
        </draw:rect>
        <draw:rect draw:style-name="gr40" draw:text-style-name="P1" draw:layer="layout" svg:width="4.8cm" svg:height="1cm" svg:x="22.3cm" svg:y="9.9cm">
          <text:p/>
        </draw:rect>
        <draw:rect draw:style-name="gr40" draw:text-style-name="P1" draw:layer="layout" svg:width="4.8cm" svg:height="1cm" svg:x="16.4cm" svg:y="5.6cm">
          <text:p/>
        </draw:rect>
        <draw:rect draw:style-name="gr45" draw:text-style-name="P1" draw:layer="layout" svg:width="6.2cm" svg:height="17.1cm" svg:x="9.3cm" svg:y="1.9cm">
          <text:p/>
        </draw:rect>
        <draw:g>
          <draw:rect draw:style-name="gr34" draw:text-style-name="P13" draw:layer="layout" svg:width="1.439cm" svg:height="0.792cm" svg:x="1.6cm" svg:y="1cm">
            <text:p text:style-name="P1"><text:span text:style-name="T5">t_xmin</text:span></text:p>
          </draw:rect>
          <draw:rect draw:style-name="gr34" draw:text-style-name="P13" draw:layer="layout" svg:width="1.44cm" svg:height="0.792cm" svg:x="3.039cm" svg:y="1cm">
            <text:p text:style-name="P1"><text:span text:style-name="T5">t_xmax</text:span></text:p>
          </draw:rect>
          <draw:rect draw:style-name="gr34" draw:text-style-name="P13" draw:layer="layout" svg:width="1.439cm" svg:height="0.792cm" svg:x="4.479cm" svg:y="1cm">
            <text:p text:style-name="P1"><text:span text:style-name="T5">t_cid</text:span></text:p>
          </draw:rect>
          <draw:rect draw:style-name="gr35" draw:text-style-name="P13" draw:layer="layout" svg:width="2.518cm" svg:height="0.792cm" svg:x="5.918cm" svg:y="1cm">
            <text:p text:style-name="P1"><text:span text:style-name="T5">ユーザデータ</text:span></text:p>
          </draw:rect>
        </draw:g>
        <draw:g>
          <draw:rect draw:style-name="gr24" draw:text-style-name="P13" draw:layer="layout" svg:width="1.439cm" svg:height="0.792cm" svg:x="1.6cm" svg:y="3.231cm">
            <text:p text:style-name="P1"><text:span text:style-name="T5">90</text:span><text:span text:style-name="T5"><text:tab/></text:span></text:p>
          </draw:rect>
          <draw:rect draw:style-name="gr24" draw:text-style-name="P13" draw:layer="layout" svg:width="1.44cm" svg:height="0.792cm" svg:x="3.039cm" svg:y="3.231cm">
            <text:p text:style-name="P1"><text:span text:style-name="T5">100</text:span><text:span text:style-name="T5"><text:tab/></text:span></text:p>
          </draw:rect>
          <draw:rect draw:style-name="gr23" draw:text-style-name="P13" draw:layer="layout" svg:width="1.439cm" svg:height="0.792cm" svg:x="4.479cm" svg:y="3.231cm">
            <text:p/>
          </draw:rect>
          <draw:rect draw:style-name="gr25" draw:text-style-name="P13" draw:layer="layout" svg:width="2.518cm" svg:height="0.792cm" svg:x="5.918cm" svg:y="3.231cm">
            <text:p text:style-name="P1"><text:span text:style-name="T5">’</text:span><text:span text:style-name="T5">A'</text:span></text:p>
          </draw:rect>
        </draw:g>
        <draw:rect draw:style-name="gr24" draw:text-style-name="P13" draw:layer="layout" svg:width="1.439cm" svg:height="0.792cm" svg:x="1.6cm" svg:y="4.023cm">
          <text:p text:style-name="P1"><text:span text:style-name="T5">100</text:span><text:span text:style-name="T5"><text:tab/></text:span></text:p>
        </draw:rect>
        <draw:rect draw:style-name="gr24" draw:text-style-name="P13" draw:layer="layout" svg:width="1.44cm" svg:height="0.792cm" svg:x="3.039cm" svg:y="4.023cm">
          <text:p text:style-name="P1"><text:span text:style-name="T5">100</text:span><text:span text:style-name="T5"><text:tab/></text:span></text:p>
        </draw:rect>
        <draw:rect draw:style-name="gr24" draw:text-style-name="P13" draw:layer="layout" svg:width="1.439cm" svg:height="0.792cm" svg:x="4.479cm" svg:y="4.023cm">
          <text:p text:style-name="P1"><text:span text:style-name="T5">１</text:span></text:p>
        </draw:rect>
        <draw:rect draw:style-name="gr25" draw:text-style-name="P13" draw:layer="layout" svg:width="2.518cm" svg:height="0.792cm" svg:x="5.918cm" svg:y="4.023cm">
          <text:p text:style-name="P1"><text:span text:style-name="T5">’</text:span><text:span text:style-name="T5">B'</text:span></text:p>
        </draw:rect>
        <draw:rect draw:style-name="gr24" draw:text-style-name="P13" draw:layer="layout" svg:width="1.439cm" svg:height="0.792cm" svg:x="1.6cm" svg:y="4.815cm">
          <text:p text:style-name="P1"><text:span text:style-name="T5">100</text:span><text:span text:style-name="T5"><text:tab/></text:span></text:p>
        </draw:rect>
        <draw:rect draw:style-name="gr26" draw:text-style-name="P13" draw:layer="layout" svg:width="1.44cm" svg:height="0.792cm" svg:x="3.039cm" svg:y="4.815cm">
          <text:p text:style-name="P1"><text:span text:style-name="T5">101</text:span></text:p>
        </draw:rect>
        <draw:rect draw:style-name="gr24" draw:text-style-name="P13" draw:layer="layout" svg:width="1.439cm" svg:height="0.792cm" svg:x="4.479cm" svg:y="4.815cm">
          <text:p text:style-name="P1"><text:span text:style-name="T5">2</text:span></text:p>
        </draw:rect>
        <draw:rect draw:style-name="gr25" draw:text-style-name="P13" draw:layer="layout" svg:width="2.518cm" svg:height="0.792cm" svg:x="5.918cm" svg:y="4.815cm">
          <text:p text:style-name="P1"><text:span text:style-name="T5">’</text:span><text:span text:style-name="T5">C'</text:span></text:p>
        </draw:rect>
        <draw:frame draw:style-name="gr46" draw:text-style-name="P3" draw:layer="layout" svg:width="5.164cm" svg:height="10.205cm" svg:x="16.336cm" svg:y="3.197cm">
          <draw:text-box>
            <text:p><text:span text:style-name="T1">BEGIN;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PDATE tbl SET data = 'D';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COMMIT;</text:span></text:p>
          </draw:text-box>
        </draw:frame>
        <draw:frame draw:style-name="gr47" draw:text-style-name="P20" draw:layer="layout" svg:width="2.521cm" svg:height="1.479cm" svg:x="17.401cm" svg:y="2.44cm">
          <draw:text-box>
            <text:p><text:span text:style-name="T10">XID = 101</text:span></text:p>
          </draw:text-box>
        </draw:frame>
        <draw:rect draw:style-name="gr26" draw:text-style-name="P13" draw:layer="layout" svg:width="1.439cm" svg:height="0.791cm" svg:x="1.6cm" svg:y="5.607cm">
          <text:p text:style-name="P1"><text:span text:style-name="T5">101</text:span><text:span text:style-name="T5"><text:tab/></text:span></text:p>
        </draw:rect>
        <draw:rect draw:style-name="gr26" draw:text-style-name="P13" draw:layer="layout" svg:width="1.44cm" svg:height="0.791cm" svg:x="3.039cm" svg:y="5.607cm">
          <text:p text:style-name="P1"><text:span text:style-name="T5"><text:tab/></text:span></text:p>
        </draw:rect>
        <draw:rect draw:style-name="gr26" draw:text-style-name="P13" draw:layer="layout" svg:width="1.439cm" svg:height="0.791cm" svg:x="4.479cm" svg:y="5.607cm">
          <text:p text:style-name="P1"><text:span text:style-name="T5">１</text:span></text:p>
        </draw:rect>
        <draw:rect draw:style-name="gr26" draw:text-style-name="P13" draw:layer="layout" svg:width="2.518cm" svg:height="0.791cm" svg:x="5.918cm" svg:y="5.607cm">
          <text:p text:style-name="P1"><text:span text:style-name="T5">’</text:span><text:span text:style-name="T5">D'</text:span></text:p>
        </draw:rect>
        <draw:frame draw:style-name="gr48" draw:text-style-name="P3" draw:layer="layout" svg:width="5.213cm" svg:height="15.419cm" svg:x="22.187cm" svg:y="4.45cm">
          <draw:text-box>
            <text:p><text:span text:style-name="T1">BEGIN;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SELECT * FROM tbl;→ 'C'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SELECT * FROM tbl;</text:span></text:p>
            <text:p><text:span text:style-name="T1"><text:s text:c="2"/></text:span><text:span text:style-name="T1">READ COMMITTED → 'D'</text:span></text:p>
            <text:p><text:span text:style-name="T1">　それ以外 <text:s text:c="6"/>→ </text:span><text:span text:style-name="T1">'C'</text:span></text:p>
            <text:p><text:span text:style-name="T1"/></text:p>
            <text:p><text:span text:style-name="T1">COMMIT;</text:span></text:p>
          </draw:text-box>
        </draw:frame>
        <draw:frame draw:style-name="gr47" draw:text-style-name="P20" draw:layer="layout" svg:width="2.521cm" svg:height="1.479cm" svg:x="23.051cm" svg:y="3.738cm">
          <draw:text-box>
            <text:p><text:span text:style-name="T10">XID = 102</text:span></text:p>
          </draw:text-box>
        </draw:frame>
        <draw:rect draw:style-name="gr34" draw:text-style-name="P13" draw:layer="layout" svg:width="3.742cm" svg:height="0.792cm" svg:x="9.772cm" svg:y="1cm">
          <text:p text:style-name="P1"><text:span text:style-name="T1">プロセステーブル</text:span><text:span text:style-name="T5"><text:tab/></text:span><text:span text:style-name="T5">clog</text:span></text:p>
        </draw:rect>
        <draw:rect draw:style-name="gr34" draw:text-style-name="P13" draw:layer="layout" svg:width="3.742cm" svg:height="0.792cm" svg:x="10.276cm" svg:y="3.015cm">
          <text:p text:style-name="P1"><text:span text:style-name="T5">[101]</text:span><text:span text:style-name="T5"><text:tab/></text:span><text:span text:style-name="T5"><text:tab/></text:span><text:span text:style-name="T5">[101:PROGRESS]</text:span></text:p>
        </draw:rect>
        <draw:line draw:style-name="gr49" draw:text-style-name="P1" draw:layer="layout" svg:x1="22.098cm" svg:y1="4.819cm" svg:x2="15.418cm" svg:y2="4.819cm">
          <text:p/>
        </draw:line>
        <draw:line draw:style-name="gr50" draw:text-style-name="P1" draw:layer="layout" svg:x1="16.336cm" svg:y1="6.138cm" svg:x2="8.78cm" svg:y2="6.138cm">
          <text:p/>
        </draw:line>
        <draw:line draw:style-name="gr51" draw:text-style-name="P7" draw:layer="layout" svg:x1="15.618cm" svg:y1="10.174cm" svg:x2="22.118cm" svg:y2="10.174cm">
          <text:p text:style-name="P1"><text:span text:style-name="T5">snapshot</text:span></text:p>
          <text:p text:style-name="P1"><text:span text:style-name="T1">[101:PROGRESS,102:PROGRESS]</text:span></text:p>
        </draw:line>
        <draw:rect draw:style-name="gr34" draw:text-style-name="P13" draw:layer="layout" svg:width="3.742cm" svg:height="0.792cm" svg:x="10.276cm" svg:y="3.879cm">
          <text:p text:style-name="P1"><text:span text:style-name="T5"/></text:p>
          <text:p text:style-name="P1"><text:span text:style-name="T5"/></text:p>
          <text:p text:style-name="P1"><text:span text:style-name="T5">[101,102]</text:span><text:span text:style-name="T5"><text:tab/></text:span><text:span text:style-name="T5">[101:PROGRESS]</text:span></text:p>
          <text:p text:style-name="P21"><text:span text:style-name="T5">[102:PROGRESS]</text:span></text:p>
        </draw:rect>
        <draw:rect draw:style-name="gr34" draw:text-style-name="P22" draw:layer="layout" svg:width="3.742cm" svg:height="0.791cm" svg:x="10.276cm" svg:y="1.864cm">
          <text:p text:style-name="P21"><text:span text:style-name="T5">[</text:span><text:span text:style-name="T11">Φ</text:span><text:span text:style-name="T5">]</text:span><text:span text:style-name="T5"><text:tab/></text:span><text:span text:style-name="T5"><text:tab/></text:span><text:span text:style-name="T5"><text:tab/></text:span><text:span text:style-name="T5">[</text:span><text:span text:style-name="T11">Φ</text:span><text:span text:style-name="T12">]</text:span></text:p>
        </draw:rect>
        <draw:rect draw:style-name="gr23" draw:text-style-name="P1" draw:layer="layout" svg:width="3.3cm" svg:height="0.5cm" svg:x="11.9cm" svg:y="3.2cm">
          <text:p/>
        </draw:rect>
        <draw:rect draw:style-name="gr23" draw:text-style-name="P1" draw:layer="layout" svg:width="3.3cm" svg:height="1.2cm" svg:x="11.9cm" svg:y="4.2cm">
          <text:p/>
        </draw:rect>
        <draw:line draw:style-name="gr49" draw:text-style-name="P1" draw:layer="layout" svg:x1="16.199cm" svg:y1="3.619cm" svg:x2="15.419cm" svg:y2="3.619cm">
          <text:p/>
        </draw:line>
        <draw:line draw:style-name="gr49" draw:text-style-name="P1" draw:layer="layout" svg:x1="16.199cm" svg:y1="12.019cm" svg:x2="15.419cm" svg:y2="12.019cm">
          <text:p/>
        </draw:line>
        <draw:line draw:style-name="gr49" draw:text-style-name="P1" draw:layer="layout" svg:x1="22.098cm" svg:y1="18.019cm" svg:x2="15.418cm" svg:y2="18.019cm">
          <text:p/>
        </draw:line>
        <draw:line draw:style-name="gr51" draw:text-style-name="P7" draw:layer="layout" svg:x1="15.618cm" svg:y1="15.674cm" svg:x2="22.118cm" svg:y2="15.674cm">
          <text:p text:style-name="P1"><text:span text:style-name="T5">snapshot</text:span></text:p>
          <text:p text:style-name="P1"><text:span text:style-name="T1">[101:COMMITTED, 102:PROGRESS]</text:span></text:p>
        </draw:line>
        <draw:custom-shape draw:style-name="gr17" draw:text-style-name="P10" draw:layer="layout" svg:width="4.5cm" svg:height="4cm" svg:x="22.5cm" svg:y="5.5cm">
          <text:p text:style-name="P10"><text:span text:style-name="T1">(3)Snapshot</text:span><text:span text:style-name="T1">から自分より</text:span></text:p>
          <text:p text:style-name="P10"><text:span text:style-name="T1"><text:s text:c="3"/></text:span><text:span text:style-name="T1">古いトランザクション</text:span></text:p>
          <text:p text:style-name="P10"><text:span text:style-name="T1"><text:s text:c="2"/></text:span><text:span text:style-name="T1">(XID=101)</text:span><text:span text:style-name="T1">が進行中と判る。</text:span></text:p>
          <text:p text:style-name="P10"><text:span text:style-name="T1"/></text:p>
          <text:p text:style-name="P10"><text:span text:style-name="T1"><text:s text:c="3"/></text:span><text:span text:style-name="T1">XID=101</text:span><text:span text:style-name="T1">はコミット前</text:span></text:p>
          <text:p text:style-name="P10"><text:span text:style-name="T1"><text:s text:c="3"/></text:span><text:span text:style-name="T1">なので、その更新結果は</text:span></text:p>
          <text:p text:style-name="P10"><text:span text:style-name="T1"><text:s text:c="3"/></text:span><text:span text:style-name="T1">表示しない。</text:span></text:p>
          <text:p text:style-name="P10"><text:span text:style-name="T1"/></text:p>
          <text:p text:style-name="P10"><text:span text:style-name="T1"><text:s text:c="3"/></text:span><text:span text:style-name="T1">よって、検索結果は </text:span><text:span text:style-name="T1">'C'</text:span></text:p>
          <draw:enhanced-geometry svg:viewBox="0 0 21600 21600" draw:glue-points="10800 0 0 10800 10800 21600 21600 10800 ?f40 ?f41" draw:text-areas="0 0 21600 21600" draw:type="rectangular-callout" draw:modifiers="1818.79582315041 24250.73731567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10" draw:layer="layout" svg:width="0.853cm" svg:height="0.725cm" svg:x="5.613cm" svg:y="8.503cm">
          <draw:text-box>
            <text:p text:style-name="P10"><text:span text:style-name="T1">、</text:span></text:p>
          </draw:text-box>
        </draw:frame>
        <draw:custom-shape draw:style-name="gr17" draw:text-style-name="P10" draw:layer="layout" svg:width="4.5cm" svg:height="4cm" svg:x="22.5cm" svg:y="11.5cm">
          <text:p text:style-name="P10"><text:span text:style-name="T1">(4)</text:span><text:span text:style-name="T1">検索結果は自身の</text:span></text:p>
          <text:p text:style-name="P10"><text:span text:style-name="T1"><text:s text:c="3"/></text:span><text:span text:style-name="T1">隔離レベルに依存する。</text:span></text:p>
          <text:p text:style-name="P10"><text:span text:style-name="T1"/></text:p>
          <text:p text:style-name="P10"><text:span text:style-name="T1"><text:s text:c="3"/></text:span><text:span text:style-name="T1">READ COMMITTED</text:span><text:span text:style-name="T1">なら、</text:span></text:p>
          <text:p text:style-name="P10"><text:span text:style-name="T1"><text:s text:c="3"/></text:span><text:span text:style-name="T1">XID=101</text:span><text:span text:style-name="T1">の結果を読める。</text:span></text:p>
          <text:p text:style-name="P10"><text:span text:style-name="T1"><text:s text:c="2"/></text:span><text:span text:style-name="T1">しかし</text:span><text:span text:style-name="T1">SERIALIZABLE</text:span><text:span text:style-name="T1">など</text:span></text:p>
          <text:p text:style-name="P10"><text:span text:style-name="T1"><text:s text:c="2"/></text:span><text:span text:style-name="T1">は</text:span><text:span text:style-name="T1">XID=101</text:span><text:span text:style-name="T1">の更新を読んで</text:span></text:p>
          <text:p text:style-name="P10"><text:span text:style-name="T1"><text:s text:c="2"/></text:span><text:span text:style-name="T1">はならない。</text:span></text:p>
          <text:p text:style-name="P10"><text:span text:style-name="T1"/></text:p>
          <draw:enhanced-geometry svg:viewBox="0 0 21600 21600" draw:glue-points="10800 0 0 10800 10800 21600 21600 10800 ?f40 ?f41" draw:text-areas="0 0 21600 21600" draw:type="rectangular-callout" draw:modifiers="1818.79582315041 24250.73731567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10" draw:layer="layout" svg:width="7cm" svg:height="1cm" svg:x="15.6cm" svg:y="1cm">
          <text:p text:style-name="P10"><text:span text:style-name="T1">(1) XID</text:span><text:span text:style-name="T1">＝</text:span><text:span text:style-name="T1">101</text:span><text:span text:style-name="T1">と</text:span><text:span text:style-name="T1">102</text:span><text:span text:style-name="T1">のトランザクション開始</text:span></text:p>
          <draw:enhanced-geometry svg:viewBox="0 0 21600 21600" draw:glue-points="10800 0 0 10800 10800 21600 21600 10800 ?f40 ?f41" draw:text-areas="0 0 21600 21600" draw:type="rectangular-callout" draw:modifiers="-385.659191544065 71942.45754245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10" draw:layer="layout" svg:width="4.5cm" svg:height="1cm" svg:x="16.5cm" svg:y="7.2cm">
          <text:p text:style-name="P10"><text:span text:style-name="T1">(2) UPDATE</text:span><text:span text:style-name="T1">文実行</text:span></text:p>
          <draw:enhanced-geometry svg:viewBox="0 0 21600 21600" draw:glue-points="10800 0 0 10800 10800 21600 21600 10800 ?f40 ?f41" draw:text-areas="0 0 21600 21600" draw:type="rectangular-callout" draw:modifiers="8993.20151077538 -13249.15084915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34" draw:text-style-name="P13" draw:layer="layout" svg:width="3.742cm" svg:height="0.792cm" svg:x="10.276cm" svg:y="11.809cm">
          <text:p text:style-name="P1"><text:span text:style-name="T5">[102]</text:span><text:span text:style-name="T5"><text:tab/></text:span><text:span text:style-name="T5"><text:tab/></text:span><text:span text:style-name="T5">[101:COMMITTED]</text:span></text:p>
          <text:p text:style-name="P21"><text:span text:style-name="T5">[102:PROGRESS]</text:span></text:p>
        </draw:rect>
        <draw:rect draw:style-name="gr23" draw:text-style-name="P1" draw:layer="layout" svg:width="3.3cm" svg:height="1.2cm" svg:x="11.9cm" svg:y="11.7cm">
          <text:p/>
        </draw:rect>
        <draw:rect draw:style-name="gr34" draw:text-style-name="P13" draw:layer="layout" svg:width="3.742cm" svg:height="0.792cm" svg:x="10.276cm" svg:y="17.608cm">
          <text:p text:style-name="P1"><text:span text:style-name="T5">[</text:span><text:span text:style-name="T11">Φ</text:span><text:span text:style-name="T5">]</text:span><text:span text:style-name="T5"><text:tab/></text:span><text:span text:style-name="T5"><text:tab/></text:span><text:span text:style-name="T5">[101:COMMITTED]</text:span></text:p>
          <text:p text:style-name="P21"><text:span text:style-name="T5">[102:COMMITTED]</text:span></text:p>
        </draw:rect>
        <draw:rect draw:style-name="gr23" draw:text-style-name="P1" draw:layer="layout" svg:width="3.3cm" svg:height="1.2cm" svg:x="11.9cm" svg:y="17.4cm">
          <text:p/>
        </draw:rect>
        <presentation:notes draw:style-name="dp2">
          <draw:page-thumbnail draw:style-name="gr20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c0c0c0" draw:distance="0.1cm" draw:rotation="3150"/>
    <draw:hatch draw:name="Black_20_45_20_Degrees" draw:display-name="Black 45 Degrees" draw:style="single" draw:color="#0066cc" draw:distance="0.1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さざなみゴシック" style:font-family-generic-asian="system" style:font-pitch-asian="variable" style:font-size-asian="24pt" style:language-asian="ja" style:country-asian="JP" style:font-family-complex="さざなみゴシック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さざなみゴシック" style:font-family-generic="roman" style:font-pitch="variable" fo:font-size="18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18pt" style:font-style-asian="normal" style:font-weight-asian="normal" style:font-family-complex="さざなみ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さざなみゴシック" style:font-family-generic="roman" style:font-pitch="variable" fo:font-size="20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20pt" style:font-style-asian="normal" style:font-weight-asian="normal" style:font-family-complex="さざなみ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さざなみゴシック" style:font-family-generic="roman" style:font-pitch="variable" fo:font-size="44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44pt" style:font-style-asian="normal" style:font-weight-asian="normal" style:font-family-complex="さざなみ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zuki hironobu</meta:initial-creator>
    <meta:creation-date>2011-11-25T23:27:39</meta:creation-date>
    <meta:editing-duration>P8DT17H13M46S</meta:editing-duration>
    <meta:editing-cycles>490</meta:editing-cycles>
    <dc:date>2018-08-11T03:26:43</dc:date>
    <meta:generator>OpenOffice/4.1.3$Unix OpenOffice.org_project/413m1$Build-9783</meta:generator>
    <meta:document-statistic meta:object-count="2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fo:border="0.035cm solid #000000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</table:table-row>
        <table:table-row table:style-name="ro1">
          <table:table-cell office:value-type="string">
            <text:p>NOTE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PEN</text:p>
          </table:table-cell>
          <table:table-cell office:value-type="float" office:value="100">
            <text:p>10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2011/12/15</text:date>, <text:time>07:46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.6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fo:border="0.035cm solid #000000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XID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TE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EN</text:p>
          </table:table-cell>
          <table:table-cell office:value-type="float" office:value="100">
            <text:p>10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2011/12/15</text:date>, <text:time>07:46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.6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fo:border="0.035cm solid #000000"/>
    </style:style>
    <style:style style:name="ce2" style:family="table-cell" style:parent-style-name="Default">
      <style:table-cell-properties fo:background-color="#ffffff" fo:border="0.035cm solid #000000"/>
    </style:style>
    <style:style style:name="ce3" style:family="table-cell" style:parent-style-name="Default">
      <style:table-cell-properties fo:background-color="#99cc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XID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OTE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EN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3" office:value-type="string">
            <text:p>NOTE</text:p>
          </table:table-cell>
          <table:table-cell table:style-name="ce3" office:value-type="float" office:value="140">
            <text:p>14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2011/12/15</text:date>, <text:time>07:46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fo:border="0.035cm solid #000000"/>
    </style:style>
    <style:style style:name="ce2" style:family="table-cell" style:parent-style-name="Default">
      <style:table-cell-properties fo:background-color="#99ccff" fo:border="0.035cm solid #000000"/>
    </style:style>
    <style:style style:name="ce3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ITEM</text:p>
          </table:table-cell>
          <table:table-cell office:value-type="string">
            <text:p>PRICE</text:p>
          </table:table-cell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float" office:value="140">
            <text:p>140</text:p>
          </table:table-cell>
        </table:table-row>
        <table:table-row table:style-name="ro1">
          <table:table-cell table:style-name="ce3" office:value-type="string">
            <text:p>PEN</text:p>
          </table:table-cell>
          <table:table-cell table:style-name="ce3" office:value-type="float" office:value="100">
            <text:p>10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2011/12/15</text:date>, <text:time>07:46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fo:border="0.035cm solid #000000"/>
    </style:style>
    <style:style style:name="ce2" style:family="table-cell" style:parent-style-name="Default">
      <style:table-cell-properties fo:background-color="#00dcff" fo:border="0.035cm solid #000000"/>
    </style:style>
    <style:style style:name="ce3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ITEM</text:p>
          </table:table-cell>
          <table:table-cell office:value-type="string">
            <text:p>PRICE</text:p>
          </table:table-cell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float" office:value="140">
            <text:p>140</text:p>
          </table:table-cell>
        </table:table-row>
        <table:table-row table:style-name="ro1">
          <table:table-cell table:style-name="ce3" office:value-type="string">
            <text:p>PEN</text:p>
          </table:table-cell>
          <table:table-cell table:style-name="ce3" office:value-type="float" office:value="100">
            <text:p>1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1">2012/01/21</text:date>, <text:time>04:22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fo:border="0.035cm solid #000000"/>
    </style:style>
    <style:style style:name="ce2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</table:table-row>
        <table:table-row table:style-name="ro1">
          <table:table-cell office:value-type="string">
            <text:p>NOTE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PEN</text:p>
          </table:table-cell>
          <table:table-cell office:value-type="float" office:value="100">
            <text:p>10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1">2012/01/21</text:date>, <text:time>04:22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fo:border="0.035cm solid #000000"/>
    </style:style>
    <style:style style:name="ce2" style:family="table-cell" style:parent-style-name="Default">
      <style:table-cell-properties fo:background-color="#99ccff" fo:border="0.035cm solid #000000"/>
    </style:style>
    <style:style style:name="ce3" style:family="table-cell" style:parent-style-name="Default">
      <style:table-cell-properties fo:background-color="#ffff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ITEM</text:p>
          </table:table-cell>
          <table:table-cell office:value-type="string">
            <text:p>PRICE</text:p>
          </table:table-cell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float" office:value="140">
            <text:p>140</text:p>
          </table:table-cell>
        </table:table-row>
        <table:table-row table:style-name="ro1">
          <table:table-cell table:style-name="ce3" office:value-type="string">
            <text:p>PEN</text:p>
          </table:table-cell>
          <table:table-cell table:style-name="ce3" office:value-type="float" office:value="100">
            <text:p>100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1">2012/01/21</text:date>, <text:time>04:22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.6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fo:border="0.035cm solid #000000"/>
    </style:style>
    <style:style style:name="ce2" style:family="table-cell" style:parent-style-name="Default">
      <style:table-cell-properties fo:background-color="#999999" fo:border="0.035cm solid #000000"/>
      <style:text-properties fo:color="#000000"/>
    </style:style>
    <style:style style:name="ce3" style:family="table-cell" style:parent-style-name="Default">
      <style:table-cell-properties fo:background-color="#ffffff" fo:border="0.035cm solid #000000"/>
    </style:style>
    <style:style style:name="ce4" style:family="table-cell" style:parent-style-name="Default">
      <style:table-cell-properties fo:background-color="#99ccff" fo:border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XID</text:p>
          </table:table-cell>
          <table:table-cell office:value-type="string">
            <text:p>ITEM</text:p>
          </table:table-cell>
          <table:table-cell office:value-type="string">
            <text:p>PRICE</text:p>
          </table:table-cell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string">
            <text:p>NOTE</text:p>
          </table:table-cell>
          <table:table-cell table:style-name="ce2" office:value-type="float" office:value="120">
            <text:p>120</text:p>
          </table:table-cell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3" office:value-type="string">
            <text:p>PEN</text:p>
          </table:table-cell>
          <table:table-cell table:style-name="ce3" office:value-type="float" office:value="100">
            <text:p>100</text:p>
          </table:table-cell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4" office:value-type="string">
            <text:p>NOTE</text:p>
          </table:table-cell>
          <table:table-cell table:style-name="ce4" office:value-type="float" office:value="140">
            <text:p>140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さざなみゴシック" svg:font-family="さざなみゴシック" style:font-family-generic="swiss" style:font-pitch="variable"/>
    <style:font-face style:name="さざなみゴシック1" svg:font-family="さざなみ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zxx" fo:country="none" style:font-name-asian="HG Mincho Light J" style:language-asian="ja" style:country-asian="JP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ndale Sans U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1">2012/01/21</text:date>, <text:time>04:22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